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46613.46" calcext:value-type="float">
            <text:p><text:s/>46,61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6613.46" calcext:value-type="float">
            <text:p><text:s/>46,613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2451536.986" calcext:value-type="float">
            <text:p><text:s/>22,451,537 <text:s/></text:p>
          </table:table-cell>
          <table:table-cell table:style-name="ce42" office:value-type="float" office:value="3950723.84" calcext:value-type="float">
            <text:p><text:s/>3,950,724 <text:s/></text:p>
          </table:table-cell>
          <table:table-cell table:style-name="ce42" office:value-type="float" office:value="17437709.316" calcext:value-type="float">
            <text:p><text:s/>17,437,709 <text:s/></text:p>
          </table:table-cell>
          <table:table-cell table:style-name="ce42" office:value-type="float" office:value="35866.36" calcext:value-type="float">
            <text:p><text:s/>35,866 <text:s/></text:p>
          </table:table-cell>
          <table:table-cell table:style-name="ce42" office:value-type="float" office:value="888626.27" calcext:value-type="float">
            <text:p><text:s/>888,6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8611.2" calcext:value-type="float">
            <text:p><text:s/>138,61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387.8" calcext:value-type="float">
            <text:p><text:s/>3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87.8" calcext:value-type="float">
            <text:p><text:s/>38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04596.636840515" calcext:value-type="float">
            <text:p><text:s/>-104,597 <text:s/></text:p>
          </table:table-cell>
          <table:table-cell table:style-name="ce42" office:value-type="float" office:value="-164012.97" calcext:value-type="float">
            <text:p><text:s/>-164,013 <text:s/></text:p>
          </table:table-cell>
          <table:table-cell table:style-name="ce42" office:value-type="float" office:value="71181.3933863269" calcext:value-type="float">
            <text:p><text:s/>71,1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1692.9992268424" calcext:value-type="float">
            <text:p><text:s/>-21,6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27.939" calcext:value-type="float">
            <text:p><text:s/>9,9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2602359.2828405" calcext:value-type="float">
            <text:p><text:s/>22,602,359 <text:s/></text:p>
          </table:table-cell>
          <table:table-cell table:style-name="ce43" office:value-type="float" office:value="4114736.81" calcext:value-type="float">
            <text:p><text:s/>4,114,737 <text:s/></text:p>
          </table:table-cell>
          <table:table-cell table:style-name="ce43" office:value-type="float" office:value="17413141.3826137" calcext:value-type="float">
            <text:p><text:s/>17,413,141 <text:s/></text:p>
          </table:table-cell>
          <table:table-cell table:style-name="ce43" office:value-type="float" office:value="35866.36" calcext:value-type="float">
            <text:p><text:s/>35,866 <text:s/></text:p>
          </table:table-cell>
          <table:table-cell table:style-name="ce43" office:value-type="float" office:value="910319.269226842" calcext:value-type="float">
            <text:p><text:s/>910,31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8295.461" calcext:value-type="float">
            <text:p><text:s/>128,295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589407.74538" calcext:value-type="float">
            <text:p><text:s/>589,408 <text:s/></text:p>
          </table:table-cell>
          <table:table-cell table:style-name="ce43" office:value-type="float" office:value="254024.174" calcext:value-type="float">
            <text:p><text:s/>254,024 <text:s/></text:p>
          </table:table-cell>
          <table:table-cell table:style-name="ce43" office:value-type="float" office:value="318007.588" calcext:value-type="float">
            <text:p><text:s/>318,00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7375.98338" calcext:value-type="float">
            <text:p><text:s/>17,37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1980571.6792388" calcext:value-type="float">
            <text:p><text:s/>21,980,572 <text:s/></text:p>
          </table:table-cell>
          <table:table-cell table:style-name="ce42" office:value-type="float" office:value="3860712.636" calcext:value-type="float">
            <text:p><text:s/>3,860,713 <text:s/></text:p>
          </table:table-cell>
          <table:table-cell table:style-name="ce42" office:value-type="float" office:value="13944556.254382" calcext:value-type="float">
            <text:p><text:s/>13,944,5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0319.269226842" calcext:value-type="float">
            <text:p><text:s/>910,31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40705.45763" calcext:value-type="float">
            <text:p><text:s/>2,740,70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204459.023" calcext:value-type="float">
            <text:p><text:s/>4,204,459 <text:s/></text:p>
          </table:table-cell>
          <table:table-cell table:style-name="ce42" office:value-type="float" office:value="3860712.636" calcext:value-type="float">
            <text:p><text:s/>3,860,713 <text:s/></text:p>
          </table:table-cell>
          <table:table-cell table:style-name="ce42" office:value-type="float" office:value="343746.387" calcext:value-type="float">
            <text:p><text:s/>343,7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3371289.61981" calcext:value-type="float">
            <text:p><text:s/>3,371,2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0584.16218" calcext:value-type="float">
            <text:p><text:s/>630,5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40705.45763" calcext:value-type="float">
            <text:p><text:s/>2,740,70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835750.0218405" calcext:value-type="float">
            <text:p><text:s/>11,835,7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925430.7526137" calcext:value-type="float">
            <text:p><text:s/>10,925,4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0319.269226842" calcext:value-type="float">
            <text:p><text:s/>910,3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88620.256" calcext:value-type="float">
            <text:p><text:s/>88,6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620.256" calcext:value-type="float">
            <text:p><text:s/>88,6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480452.75858829" calcext:value-type="float">
            <text:p><text:s/>2,480,45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956174.69658829" calcext:value-type="float">
            <text:p><text:s/>1,956,17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345096.624" calcext:value-type="float">
            <text:p><text:s/>5,345,0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199991.9" calcext:value-type="float">
            <text:p><text:s/>3,199,99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345096.624" calcext:value-type="float">
            <text:p><text:s/>5,345,0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199991.9" calcext:value-type="float">
            <text:p><text:s/>3,199,99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832608.5523" calcext:value-type="float">
            <text:p><text:s/>832,60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10748.6537" calcext:value-type="float">
            <text:p><text:s/>410,74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21859.8986" calcext:value-type="float">
            <text:p><text:s/>421,86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2259.32422" calcext:value-type="float">
            <text:p><text:s/>22,259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2209.47762" calcext:value-type="float">
            <text:p><text:s/>2,20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522608.60570171" calcext:value-type="float">
            <text:p><text:s/>4,522,60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150577.54023171" calcext:value-type="float">
            <text:p><text:s/>3,150,578 <text:s/></text:p>
          </table:table-cell>
          <table:table-cell table:style-name="ce44" office:value-type="float" office:value="35866.36" calcext:value-type="float">
            <text:p><text:s/>35,866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567996.44237" calcext:value-type="float">
            <text:p><text:s/>567,99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336688.84570171" calcext:value-type="float">
            <text:p><text:s/>4,336,68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150577.54023171" calcext:value-type="float">
            <text:p><text:s/>3,150,57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417943.04237" calcext:value-type="float">
            <text:p><text:s/>417,94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4336688.84570171" calcext:value-type="float">
            <text:p><text:s/>4,336,6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50577.54023171" calcext:value-type="float">
            <text:p><text:s/>3,150,5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7943.04237" calcext:value-type="float">
            <text:p><text:s/>417,9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6797.4388764246" calcext:value-type="float">
            <text:p><text:s/>66,7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6797.4388764246" calcext:value-type="float">
            <text:p><text:s/>66,7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10132.023334639" calcext:value-type="float">
            <text:p><text:s/>310,1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0132.023334639" calcext:value-type="float">
            <text:p><text:s/>310,1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213282.48851448" calcext:value-type="float">
            <text:p><text:s/>1,213,2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13282.48851448" calcext:value-type="float">
            <text:p><text:s/>1,213,2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55523.990712569" calcext:value-type="float">
            <text:p><text:s/>655,5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5523.990712569" calcext:value-type="float">
            <text:p><text:s/>655,5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5754.496" calcext:value-type="float">
            <text:p>( 15,754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5754.496" calcext:value-type="float">
            <text:p>( 15,75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39769.494712569" calcext:value-type="float">
            <text:p>( 639,769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639769.494712569" calcext:value-type="float">
            <text:p>( 639,76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13807.725382385" calcext:value-type="float">
            <text:p><text:s/>313,8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3807.725382385" calcext:value-type="float">
            <text:p><text:s/>313,8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43950.772419525" calcext:value-type="float">
            <text:p><text:s/>243,9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3950.772419525" calcext:value-type="float">
            <text:p><text:s/>243,9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542865.379" calcext:value-type="float">
            <text:p><text:s/>1,542,8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42865.379" calcext:value-type="float">
            <text:p><text:s/>1,542,8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542865.379" calcext:value-type="float">
            <text:p><text:s/>1,542,8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42865.379" calcext:value-type="float">
            <text:p><text:s/>1,542,8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186111.30547" calcext:value-type="float">
            <text:p><text:s/>1,186,1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17943.04237" calcext:value-type="float">
            <text:p><text:s/>417,9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186111.30547" calcext:value-type="float">
            <text:p><text:s/>1,186,1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17943.04237" calcext:value-type="float">
            <text:p><text:s/>417,9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7500.2105061667" calcext:value-type="float">
            <text:p><text:s/>17,5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500.2105061667" calcext:value-type="float">
            <text:p><text:s/>17,5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185919.76" calcext:value-type="float">
            <text:p><text:s/>185,92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866.36" calcext:value-type="float">
            <text:p><text:s/>35,86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0053.4" calcext:value-type="float">
            <text:p><text:s/>150,05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185919.76" calcext:value-type="float">
            <text:p><text:s/>185,92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866.36" calcext:value-type="float">
            <text:p><text:s/>35,86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0053.4" calcext:value-type="float">
            <text:p><text:s/>150,05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70437474.166996" calcext:value-type="float">
            <text:p><text:s/>70,437,4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304427.6440876" calcext:value-type="float">
            <text:p><text:s/>63,304,4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33046.5229084" calcext:value-type="float">
            <text:p><text:s/>7,133,0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7702597.66" calcext:value-type="float">
            <text:p><text:s/>57,702,5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248918.1370916" calcext:value-type="float">
            <text:p><text:s/>53,248,9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53679.5229084" calcext:value-type="float">
            <text:p><text:s/>4,453,6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50844.808767" calcext:value-type="float">
            <text:p><text:s/>250,8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844.808767" calcext:value-type="float">
            <text:p><text:s/>250,8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2484031.698229" calcext:value-type="float">
            <text:p><text:s/>12,484,0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04664.698229" calcext:value-type="float">
            <text:p><text:s/>9,804,6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79367" calcext:value-type="float">
            <text:p><text:s/>2,679,3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48580.2" calcext:value-type="float">
            <text:p><text:s/>48,580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359404.2665962" calcext:value-type="float">
            <text:p><text:s/>42,359,404 <text:s/></text:p>
          </table:table-cell>
          <table:table-cell table:style-name="ce42" office:value-type="float" office:value="34662848.4" calcext:value-type="float">
            <text:p><text:s/>34,662,84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4556.555198" calcext:value-type="float">
            <text:p><text:s/>914,55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26747.75503034" calcext:value-type="float">
            <text:p><text:s/>2,026,7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958.766761" calcext:value-type="float">
            <text:p><text:s/>8,95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44824.32" calcext:value-type="float">
            <text:p><text:s/>3,044,8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22523.2" calcext:value-type="float">
            <text:p><text:s/>1,522,5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4997.857760461" calcext:value-type="float">
            <text:p><text:s/>644,998 <text:s/></text:p>
          </table:table-cell>
          <table:table-cell table:style-name="ce42" office:value-type="float" office:value="-133323.3" calcext:value-type="float">
            <text:p><text:s/>-133,32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108.8728695" calcext:value-type="float">
            <text:p><text:s/>52,10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5168891.3338054" calcext:value-type="float">
            <text:p><text:s/>35,168,891 <text:s/></text:p>
          </table:table-cell>
          <table:table-cell table:style-name="ce43" office:value-type="float" office:value="34844751.9" calcext:value-type="float">
            <text:p><text:s/>34,844,752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53488.9155675" calcext:value-type="float">
            <text:p><text:s/>853,4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50257.438" calcext:value-type="float">
            <text:p><text:s/>1,850,2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30767" calcext:value-type="float">
            <text:p><text:s/>130,767 <text:s/></text:p>
          </table:table-cell>
          <table:table-cell table:style-name="ce42" office:value-type="float" office:value="323789.886" calcext:value-type="float">
            <text:p><text:s/>323,790 <text:s/></text:p>
          </table:table-cell>
          <table:table-cell table:style-name="ce42" office:value-type="float" office:value="69721.176" calcext:value-type="float">
            <text:p><text:s/>69,721 <text:s/></text:p>
          </table:table-cell>
          <table:table-cell table:style-name="ce42" office:value-type="float" office:value="41127713.6159462" calcext:value-type="float">
            <text:p><text:s/>41,127,714 <text:s/></text:p>
          </table:table-cell>
          <table:table-cell table:style-name="ce42" office:value-type="float" office:value="34844751.9" calcext:value-type="float">
            <text:p><text:s/>34,844,7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4844751.9" calcext:value-type="float">
            <text:p><text:s/>34,844,7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29883.52" calcext:value-type="float">
            <text:p><text:s/>5,629,88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16.28" calcext:value-type="float">
            <text:p><text:s/>4,5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30767" calcext:value-type="float">
            <text:p><text:s/>130,767 <text:s/></text:p>
          </table:table-cell>
          <table:table-cell table:style-name="ce43" office:value-type="float" office:value="323789.886" calcext:value-type="float">
            <text:p><text:s/>323,790 <text:s/></text:p>
          </table:table-cell>
          <table:table-cell table:style-name="ce43" office:value-type="float" office:value="69721.176" calcext:value-type="float">
            <text:p><text:s/>69,721 <text:s/></text:p>
          </table:table-cell>
          <table:table-cell table:style-name="ce43" office:value-type="float" office:value="648561.91594615" calcext:value-type="float">
            <text:p><text:s/>648,56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87838.84" calcext:value-type="float">
            <text:p><text:s/>887,839 <text:s/></text:p>
          </table:table-cell>
          <table:table-cell table:style-name="ce42" office:value-type="float" office:value="1094337.678" calcext:value-type="float">
            <text:p><text:s/>1,094,338 <text:s/></text:p>
          </table:table-cell>
          <table:table-cell table:style-name="ce42" office:value-type="float" office:value="162928.206" calcext:value-type="float">
            <text:p><text:s/>162,928 <text:s/></text:p>
          </table:table-cell>
          <table:table-cell table:style-name="ce42" office:value-type="float" office:value="36331290.395622" calcext:value-type="float">
            <text:p><text:s/>36,331,29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3166.9" calcext:value-type="float">
            <text:p><text:s/>1,193,167 <text:s/></text:p>
          </table:table-cell>
          <table:table-cell table:style-name="ce42" office:value-type="float" office:value="960837.686622" calcext:value-type="float">
            <text:p><text:s/>960,83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87838.84" calcext:value-type="float">
            <text:p><text:s/>887,839 <text:s/></text:p>
          </table:table-cell>
          <table:table-cell table:style-name="ce42" office:value-type="float" office:value="1094337.678" calcext:value-type="float">
            <text:p><text:s/>1,094,338 <text:s/></text:p>
          </table:table-cell>
          <table:table-cell table:style-name="ce42" office:value-type="float" office:value="162928.206" calcext:value-type="float">
            <text:p><text:s/>162,928 <text:s/></text:p>
          </table:table-cell>
          <table:table-cell table:style-name="ce42" office:value-type="float" office:value="35723224.5306068" calcext:value-type="float">
            <text:p><text:s/>35,723,2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3166.9" calcext:value-type="float">
            <text:p><text:s/>1,193,167 <text:s/></text:p>
          </table:table-cell>
          <table:table-cell table:style-name="ce42" office:value-type="float" office:value="916160.3068068" calcext:value-type="float">
            <text:p><text:s/>916,16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08065.8650152" calcext:value-type="float">
            <text:p><text:s/>608,06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4677.3798152" calcext:value-type="float">
            <text:p><text:s/>44,67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33929.5" calcext:value-type="float">
            <text:p><text:s/>233,930 <text:s/></text:p>
          </table:table-cell>
          <table:table-cell table:style-name="ce42" office:value-type="float" office:value="550676.217" calcext:value-type="float">
            <text:p><text:s/>550,676 <text:s/></text:p>
          </table:table-cell>
          <table:table-cell table:style-name="ce42" office:value-type="float" office:value="48002.8353" calcext:value-type="float">
            <text:p><text:s/>48,003 <text:s/></text:p>
          </table:table-cell>
          <table:table-cell table:style-name="ce42" office:value-type="float" office:value="1754877.82831666" calcext:value-type="float">
            <text:p><text:s/>1,754,8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3166.9" calcext:value-type="float">
            <text:p><text:s/>1,193,167 <text:s/></text:p>
          </table:table-cell>
          <table:table-cell table:style-name="ce42" office:value-type="float" office:value="2980.626453" calcext:value-type="float">
            <text:p><text:s/>2,98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.84" calcext:value-type="float">
            <text:p><text:s/>1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39514.34" calcext:value-type="float">
            <text:p><text:s/>139,514 <text:s/></text:p>
          </table:table-cell>
          <table:table-cell table:style-name="ce42" office:value-type="float" office:value="223231.4784" calcext:value-type="float">
            <text:p><text:s/>223,231 <text:s/></text:p>
          </table:table-cell>
          <table:table-cell table:style-name="ce42" office:value-type="float" office:value="48002.8353" calcext:value-type="float">
            <text:p><text:s/>48,003 <text:s/></text:p>
          </table:table-cell>
          <table:table-cell table:style-name="ce42" office:value-type="float" office:value="58273.12" calcext:value-type="float">
            <text:p><text:s/>58,2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94415.16" calcext:value-type="float">
            <text:p><text:s/>94,415 <text:s/></text:p>
          </table:table-cell>
          <table:table-cell table:style-name="ce42" office:value-type="float" office:value="327444.7386" calcext:value-type="float">
            <text:p><text:s/>327,4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7.8" calcext:value-type="float">
            <text:p><text:s/>2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96171.82831666" calcext:value-type="float">
            <text:p><text:s/>1,696,17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3166.9" calcext:value-type="float">
            <text:p><text:s/>1,193,167 <text:s/></text:p>
          </table:table-cell>
          <table:table-cell table:style-name="ce42" office:value-type="float" office:value="2980.626453" calcext:value-type="float">
            <text:p><text:s/>2,98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.24" calcext:value-type="float">
            <text:p><text:s/>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415.84" calcext:value-type="float">
            <text:p><text:s/>2,416 <text:s/></text:p>
          </table:table-cell>
          <table:table-cell table:style-name="ce44" office:value-type="float" office:value="14505.1137" calcext:value-type="float">
            <text:p><text:s/>14,505 <text:s/></text:p>
          </table:table-cell>
          <table:table-cell table:style-name="ce44" office:value-type="float" office:value="3128.8929" calcext:value-type="float">
            <text:p><text:s/>3,129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20726.5" calcext:value-type="float">
            <text:p><text:s/>520,727 <text:s/></text:p>
          </table:table-cell>
          <table:table-cell table:style-name="ce44" office:value-type="float" office:value="205366.4613" calcext:value-type="float">
            <text:p><text:s/>205,366 <text:s/></text:p>
          </table:table-cell>
          <table:table-cell table:style-name="ce44" office:value-type="float" office:value="42075.3018" calcext:value-type="float">
            <text:p><text:s/>42,075 <text:s/></text:p>
          </table:table-cell>
          <table:table-cell table:style-name="ce44" office:value-type="float" office:value="26767332.8471646" calcext:value-type="float">
            <text:p><text:s/>26,767,333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811345.9757365" calcext:value-type="float">
            <text:p><text:s/>1,811,34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20726.5" calcext:value-type="float">
            <text:p><text:s/>520,727 <text:s/></text:p>
          </table:table-cell>
          <table:table-cell table:style-name="ce44" office:value-type="float" office:value="205366.4613" calcext:value-type="float">
            <text:p><text:s/>205,366 <text:s/></text:p>
          </table:table-cell>
          <table:table-cell table:style-name="ce44" office:value-type="float" office:value="42075.3018" calcext:value-type="float">
            <text:p><text:s/>42,075 <text:s/></text:p>
          </table:table-cell>
          <table:table-cell table:style-name="ce44" office:value-type="float" office:value="19783199.2369267" calcext:value-type="float">
            <text:p><text:s/>19,783,19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811345.9757365" calcext:value-type="float">
            <text:p><text:s/>1,811,3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20726.5" calcext:value-type="float">
            <text:p><text:s/>520,727 <text:s/></text:p>
          </table:table-cell>
          <table:table-cell table:style-name="ce42" office:value-type="float" office:value="205366.4613" calcext:value-type="float">
            <text:p><text:s/>205,366 <text:s/></text:p>
          </table:table-cell>
          <table:table-cell table:style-name="ce42" office:value-type="float" office:value="42075.3018" calcext:value-type="float">
            <text:p><text:s/>42,075 <text:s/></text:p>
          </table:table-cell>
          <table:table-cell table:style-name="ce42" office:value-type="float" office:value="6222012.47610119" calcext:value-type="float">
            <text:p><text:s/>6,222,0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5679.044911" calcext:value-type="float">
            <text:p><text:s/>445,6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042.668712" calcext:value-type="float">
            <text:p><text:s/>34,0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1.948712" calcext:value-type="float">
            <text:p><text:s/>2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5819.715571237" calcext:value-type="float">
            <text:p><text:s/>405,8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409.901643" calcext:value-type="float">
            <text:p><text:s/>9,4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9441.88669531" calcext:value-type="float">
            <text:p><text:s/>1,199,4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607.823707" calcext:value-type="float">
            <text:p><text:s/>5,6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826.315627" calcext:value-type="float">
            <text:p><text:s/>45,8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7.355627" calcext:value-type="float">
            <text:p><text:s/>1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37.557171" calcext:value-type="float">
            <text:p><text:s/>10,9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64.497171" calcext:value-type="float">
            <text:p><text:s/>1,5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1607.79249188" calcext:value-type="float">
            <text:p><text:s/>421,6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92.807052" calcext:value-type="float">
            <text:p><text:s/>3,0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29.031937" calcext:value-type="float">
            <text:p><text:s/>9,4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343.631937" calcext:value-type="float">
            <text:p><text:s/>6,3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57236.80271205" calcext:value-type="float">
            <text:p><text:s/>1,557,2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07.518306" calcext:value-type="float">
            <text:p><text:s/>3,3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27964.18829198" calcext:value-type="float">
            <text:p><text:s/>1,427,9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07.518306" calcext:value-type="float">
            <text:p><text:s/>3,3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60244.67607629" calcext:value-type="float">
            <text:p>( 1,160,24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307.518306" calcext:value-type="float">
            <text:p>( 3,30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67719.512215691" calcext:value-type="float">
            <text:p>( 267,72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942.0967031148" calcext:value-type="float">
            <text:p><text:s/>57,9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330.5177169544" calcext:value-type="float">
            <text:p><text:s/>71,3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6260.552253" calcext:value-type="float">
            <text:p><text:s/>176,2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04.372253" calcext:value-type="float">
            <text:p><text:s/>3,7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436.324354" calcext:value-type="float">
            <text:p><text:s/>39,4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65.324354" calcext:value-type="float">
            <text:p><text:s/>2,26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83649.234921" calcext:value-type="float">
            <text:p><text:s/>283,64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4784.674921" calcext:value-type="float">
            <text:p><text:s/>24,7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1596.037064" calcext:value-type="float">
            <text:p><text:s/>601,5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4603.717064" calcext:value-type="float">
            <text:p><text:s/>74,6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6784.93814" calcext:value-type="float">
            <text:p><text:s/>166,7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82.11814" calcext:value-type="float">
            <text:p><text:s/>1,1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4811.098924" calcext:value-type="float">
            <text:p><text:s/>434,8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3421.598924" calcext:value-type="float">
            <text:p><text:s/>73,4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6625.895496" calcext:value-type="float">
            <text:p>( 26,62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6624.195496" calcext:value-type="float">
            <text:p>( 26,624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7165.08342" calcext:value-type="float">
            <text:p>( 7,165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7165.08342" calcext:value-type="float">
            <text:p>( 7,16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20726.5" calcext:value-type="float">
            <text:p><text:s/>520,727 <text:s/></text:p>
          </table:table-cell>
          <table:table-cell table:style-name="ce42" office:value-type="float" office:value="205366.4613" calcext:value-type="float">
            <text:p><text:s/>205,366 <text:s/></text:p>
          </table:table-cell>
          <table:table-cell table:style-name="ce42" office:value-type="float" office:value="42075.3018" calcext:value-type="float">
            <text:p><text:s/>42,075 <text:s/></text:p>
          </table:table-cell>
          <table:table-cell table:style-name="ce42" office:value-type="float" office:value="774797.529493" calcext:value-type="float">
            <text:p><text:s/>774,7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113.021693" calcext:value-type="float">
            <text:p><text:s/>64,1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20726.5" calcext:value-type="float">
            <text:p><text:s/>520,727 <text:s/></text:p>
          </table:table-cell>
          <table:table-cell table:style-name="ce42" office:value-type="float" office:value="205366.4613" calcext:value-type="float">
            <text:p><text:s/>205,366 <text:s/></text:p>
          </table:table-cell>
          <table:table-cell table:style-name="ce42" office:value-type="float" office:value="42075.3018" calcext:value-type="float">
            <text:p><text:s/>42,075 <text:s/></text:p>
          </table:table-cell>
          <table:table-cell table:style-name="ce42" office:value-type="float" office:value="658152.619265" calcext:value-type="float">
            <text:p><text:s/>658,1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335.461465" calcext:value-type="float">
            <text:p><text:s/>44,3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644.910228" calcext:value-type="float">
            <text:p><text:s/>116,6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777.560228" calcext:value-type="float">
            <text:p><text:s/>19,7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51" calcext:value-type="float">
            <text:p>( 351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311.559544" calcext:value-type="float">
            <text:p><text:s/>114,3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819.459544" calcext:value-type="float">
            <text:p><text:s/>32,81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6706.307724" calcext:value-type="float">
            <text:p><text:s/>16,70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977.007724" calcext:value-type="float">
            <text:p><text:s/>2,9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801.2319767164" calcext:value-type="float">
            <text:p><text:s/>96,8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063.685349" calcext:value-type="float">
            <text:p><text:s/>10,0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126.833602" calcext:value-type="float">
            <text:p><text:s/>57,1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180.543602" calcext:value-type="float">
            <text:p><text:s/>16,1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3769.474252" calcext:value-type="float">
            <text:p><text:s/>203,7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4511.754252" calcext:value-type="float">
            <text:p><text:s/>184,5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.36" calcext:value-type="float">
            <text:p><text:s/>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3137.26" calcext:value-type="float">
            <text:p><text:s/>173,1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22545.2788025" calcext:value-type="float">
            <text:p><text:s/>10,722,5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531.1788025" calcext:value-type="float">
            <text:p><text:s/>16,5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2418.2" calcext:value-type="float">
            <text:p><text:s/>342,4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85337.6788025" calcext:value-type="float">
            <text:p><text:s/>9,985,3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531.1788025" calcext:value-type="float">
            <text:p><text:s/>16,5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564.48" calcext:value-type="float">
            <text:p><text:s/>40,5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4224.92" calcext:value-type="float">
            <text:p><text:s/>354,2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4454.6" calcext:value-type="float">
            <text:p><text:s/>654,4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22.8" calcext:value-type="float">
            <text:p><text:s/>1,5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52931.8" calcext:value-type="float">
            <text:p><text:s/>652,93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4514.78" calcext:value-type="float">
            <text:p><text:s/>834,51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6701.24" calcext:value-type="float">
            <text:p><text:s/>196,7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92.78" calcext:value-type="float">
            <text:p><text:s/>3,4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15.12" calcext:value-type="float">
            <text:p><text:s/>6,11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5.6" calcext:value-type="float">
            <text:p><text:s/>6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5.24" calcext:value-type="float">
            <text:p><text:s/>1,5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8331.5" calcext:value-type="float">
            <text:p><text:s/>508,3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7643.3" calcext:value-type="float">
            <text:p><text:s/>117,64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349672.102023" calcext:value-type="float">
            <text:p><text:s/>1,349,672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49135.752023" calcext:value-type="float">
            <text:p><text:s/>1,349,1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84133.61023786" calcext:value-type="float">
            <text:p><text:s/>6,984,1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84133.61023786" calcext:value-type="float">
            <text:p><text:s/>6,984,1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022311.02" calcext:value-type="float">
            <text:p>( 4,022,311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065738.448802" calcext:value-type="float">
            <text:p><text:s/>30,065,7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153542.077" calcext:value-type="float">
            <text:p><text:s/>26,153,5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11.191233" calcext:value-type="float">
            <text:p><text:s/>11,6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00585.180569" calcext:value-type="float">
            <text:p><text:s/>3,900,58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5300.48" calcext:value-type="float">
            <text:p><text:s/>405,300 <text:s/></text:p>
          </table:table-cell>
          <table:table-cell table:style-name="ce42" office:value-type="float" office:value="1756184.82" calcext:value-type="float">
            <text:p><text:s/>1,756,185 <text:s/></text:p>
          </table:table-cell>
          <table:table-cell table:style-name="ce42" office:value-type="float" office:value="1725607.26" calcext:value-type="float">
            <text:p><text:s/>1,725,60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3431.2" calcext:value-type="float">
            <text:p><text:s/>333,43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650.993109039" calcext:value-type="float">
            <text:p><text:s/>115,6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35.2" calcext:value-type="float">
            <text:p><text:s/>435 <text:s/></text:p>
          </table:table-cell>
          <table:table-cell table:style-name="ce42" office:value-type="float" office:value="1522088" calcext:value-type="float">
            <text:p><text:s/>1,522,08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328045.461109039" calcext:value-type="float">
            <text:p><text:s/>-328,045 <text:s/></text:p>
          </table:table-cell>
          <table:table-cell table:style-name="ce42" office:value-type="float" office:value="-285075.18" calcext:value-type="float">
            <text:p><text:s/>-285,075 <text:s/></text:p>
          </table:table-cell>
          <table:table-cell table:style-name="ce42" office:value-type="float" office:value="-29673.8688541645" calcext:value-type="float">
            <text:p><text:s/>-29,674 <text:s/></text:p>
          </table:table-cell>
          <table:table-cell table:style-name="ce42" office:value-type="float" office:value="53.25" calcext:value-type="float">
            <text:p><text:s/>53 <text:s/></text:p>
          </table:table-cell>
          <table:table-cell table:style-name="ce42" office:value-type="float" office:value="-27262.522434072" calcext:value-type="float">
            <text:p><text:s/>-27,263 <text:s/></text:p>
          </table:table-cell>
          <table:table-cell table:style-name="ce42" office:value-type="float" office:value="-110215.077565928" calcext:value-type="float">
            <text:p><text:s/>-110,215 <text:s/></text:p>
          </table:table-cell>
          <table:table-cell table:style-name="ce42" office:value-type="float" office:value="291631.6" calcext:value-type="float">
            <text:p><text:s/>291,63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17694.948" calcext:value-type="float">
            <text:p><text:s/>617,695 <text:s/></text:p>
          </table:table-cell>
          <table:table-cell table:style-name="ce43" office:value-type="float" office:value="2041260" calcext:value-type="float">
            <text:p><text:s/>2,041,260 <text:s/></text:p>
          </table:table-cell>
          <table:table-cell table:style-name="ce43" office:value-type="float" office:value="1755281.12885416" calcext:value-type="float">
            <text:p><text:s/>1,755,281 <text:s/></text:p>
          </table:table-cell>
          <table:table-cell table:style-name="ce43" office:value-type="float" office:value="-53.25" calcext:value-type="float">
            <text:p><text:s/>-53 <text:s/></text:p>
          </table:table-cell>
          <table:table-cell table:style-name="ce43" office:value-type="float" office:value="26827.322434072" calcext:value-type="float">
            <text:p><text:s/>26,827 <text:s/></text:p>
          </table:table-cell>
          <table:table-cell table:style-name="ce43" office:value-type="float" office:value="-1078441.72243407" calcext:value-type="float">
            <text:p><text:s/>-1,078,442 <text:s/></text:p>
          </table:table-cell>
          <table:table-cell table:style-name="ce43" office:value-type="float" office:value="-291631.6" calcext:value-type="float">
            <text:p><text:s/>-291,6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3180.288" calcext:value-type="float">
            <text:p><text:s/>243,180 <text:s/></text:p>
          </table:table-cell>
          <table:table-cell table:style-name="ce42" office:value-type="float" office:value="762.84" calcext:value-type="float">
            <text:p><text:s/>763 <text:s/></text:p>
          </table:table-cell>
          <table:table-cell table:style-name="ce42" office:value-type="float" office:value="76.7688541643966" calcext:value-type="float">
            <text:p><text:s/>77 <text:s/></text:p>
          </table:table-cell>
          <table:table-cell table:style-name="ce42" office:value-type="float" office:value="735.75" calcext:value-type="float">
            <text:p><text:s/>736 <text:s/></text:p>
          </table:table-cell>
          <table:table-cell table:style-name="ce42" office:value-type="float" office:value="943.195380539806" calcext:value-type="float">
            <text:p><text:s/>943 <text:s/></text:p>
          </table:table-cell>
          <table:table-cell table:style-name="ce42" office:value-type="float" office:value="17992.8046194602" calcext:value-type="float">
            <text:p><text:s/>17,993 <text:s/></text:p>
          </table:table-cell>
          <table:table-cell table:style-name="ce42" office:value-type="float" office:value="115855" calcext:value-type="float">
            <text:p><text:s/>115,85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89447.58" calcext:value-type="float">
            <text:p><text:s/>3,689,448 <text:s/></text:p>
          </table:table-cell>
          <table:table-cell table:style-name="ce42" office:value-type="float" office:value="4964896.56" calcext:value-type="float">
            <text:p><text:s/>4,964,897 <text:s/></text:p>
          </table:table-cell>
          <table:table-cell table:style-name="ce42" office:value-type="float" office:value="4296990.36" calcext:value-type="float">
            <text:p><text:s/>4,296,990 <text:s/></text:p>
          </table:table-cell>
          <table:table-cell table:style-name="ce42" office:value-type="float" office:value="996" calcext:value-type="float">
            <text:p><text:s/>996 <text:s/></text:p>
          </table:table-cell>
          <table:table-cell table:style-name="ce42" office:value-type="float" office:value="87542.2729464678" calcext:value-type="float">
            <text:p><text:s/>87,542 <text:s/></text:p>
          </table:table-cell>
          <table:table-cell table:style-name="ce42" office:value-type="float" office:value="1474848.12705353" calcext:value-type="float">
            <text:p><text:s/>1,474,848 <text:s/></text:p>
          </table:table-cell>
          <table:table-cell table:style-name="ce42" office:value-type="float" office:value="438764.9" calcext:value-type="float">
            <text:p><text:s/>438,76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89447.58" calcext:value-type="float">
            <text:p><text:s/>3,689,448 <text:s/></text:p>
          </table:table-cell>
          <table:table-cell table:style-name="ce42" office:value-type="float" office:value="4454778.5004" calcext:value-type="float">
            <text:p><text:s/>4,454,779 <text:s/></text:p>
          </table:table-cell>
          <table:table-cell table:style-name="ce42" office:value-type="float" office:value="3855416.84962772" calcext:value-type="float">
            <text:p><text:s/>3,855,417 <text:s/></text:p>
          </table:table-cell>
          <table:table-cell table:style-name="ce42" office:value-type="float" office:value="996" calcext:value-type="float">
            <text:p><text:s/>996 <text:s/></text:p>
          </table:table-cell>
          <table:table-cell table:style-name="ce42" office:value-type="float" office:value="87542.2729464678" calcext:value-type="float">
            <text:p><text:s/>87,542 <text:s/></text:p>
          </table:table-cell>
          <table:table-cell table:style-name="ce42" office:value-type="float" office:value="1474848.12705353" calcext:value-type="float">
            <text:p><text:s/>1,474,848 <text:s/></text:p>
          </table:table-cell>
          <table:table-cell table:style-name="ce42" office:value-type="float" office:value="438764.9" calcext:value-type="float">
            <text:p><text:s/>438,76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10118.0596" calcext:value-type="float">
            <text:p><text:s/>510,118 <text:s/></text:p>
          </table:table-cell>
          <table:table-cell table:style-name="ce43" office:value-type="float" office:value="441573.510372285" calcext:value-type="float">
            <text:p><text:s/>441,57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49.38" calcext:value-type="float">
            <text:p><text:s/>1,849 <text:s/></text:p>
          </table:table-cell>
          <table:table-cell table:style-name="ce42" office:value-type="float" office:value="1644.24" calcext:value-type="float">
            <text:p><text:s/>1,6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0.4" calcext:value-type="float">
            <text:p><text:s/>890 <text:s/></text:p>
          </table:table-cell>
          <table:table-cell table:style-name="ce42" office:value-type="float" office:value="9.35" calcext:value-type="float">
            <text:p><text:s/>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7.28" calcext:value-type="float">
            <text:p><text:s/>1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66.86" calcext:value-type="float">
            <text:p><text:s/>1,667 <text:s/></text:p>
          </table:table-cell>
          <table:table-cell table:style-name="ce42" office:value-type="float" office:value="1599" calcext:value-type="float">
            <text:p><text:s/>1,59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0.4" calcext:value-type="float">
            <text:p><text:s/>890 <text:s/></text:p>
          </table:table-cell>
          <table:table-cell table:style-name="ce42" office:value-type="float" office:value="9.35" calcext:value-type="float">
            <text:p><text:s/>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5.24" calcext:value-type="float">
            <text:p><text:s/>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063962.24" calcext:value-type="float">
            <text:p><text:s/>4,063,962 <text:s/></text:p>
          </table:table-cell>
          <table:table-cell table:style-name="ce44" office:value-type="float" office:value="7003544.34" calcext:value-type="float">
            <text:p><text:s/>7,003,544 <text:s/></text:p>
          </table:table-cell>
          <table:table-cell table:style-name="ce44" office:value-type="float" office:value="6050550.48" calcext:value-type="float">
            <text:p><text:s/>6,050,550 <text:s/></text:p>
          </table:table-cell>
          <table:table-cell table:style-name="ce44" office:value-type="float" office:value="207" calcext:value-type="float">
            <text:p><text:s/>207 <text:s/></text:p>
          </table:table-cell>
          <table:table-cell table:style-name="ce44" office:value-type="float" office:value="113426.4" calcext:value-type="float">
            <text:p><text:s/>113,426 <text:s/></text:p>
          </table:table-cell>
          <table:table-cell table:style-name="ce44" office:value-type="float" office:value="377523.2" calcext:value-type="float">
            <text:p><text:s/>377,523 <text:s/></text:p>
          </table:table-cell>
          <table:table-cell table:style-name="ce44" office:value-type="float" office:value="31268.95" calcext:value-type="float">
            <text:p><text:s/>31,26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1651.22" calcext:value-type="float">
            <text:p><text:s/>41,651 <text:s/></text:p>
          </table:table-cell>
          <table:table-cell table:style-name="ce44" office:value-type="float" office:value="7003544.34" calcext:value-type="float">
            <text:p><text:s/>7,003,544 <text:s/></text:p>
          </table:table-cell>
          <table:table-cell table:style-name="ce44" office:value-type="float" office:value="6050550.48" calcext:value-type="float">
            <text:p><text:s/>6,050,550 <text:s/></text:p>
          </table:table-cell>
          <table:table-cell table:style-name="ce44" office:value-type="float" office:value="207" calcext:value-type="float">
            <text:p><text:s/>207 <text:s/></text:p>
          </table:table-cell>
          <table:table-cell table:style-name="ce44" office:value-type="float" office:value="113426.4" calcext:value-type="float">
            <text:p><text:s/>113,426 <text:s/></text:p>
          </table:table-cell>
          <table:table-cell table:style-name="ce44" office:value-type="float" office:value="377523.2" calcext:value-type="float">
            <text:p><text:s/>377,523 <text:s/></text:p>
          </table:table-cell>
          <table:table-cell table:style-name="ce44" office:value-type="float" office:value="31268.95" calcext:value-type="float">
            <text:p><text:s/>31,2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651.22" calcext:value-type="float">
            <text:p><text:s/>41,651 <text:s/></text:p>
          </table:table-cell>
          <table:table-cell table:style-name="ce42" office:value-type="float" office:value="5488.08" calcext:value-type="float">
            <text:p><text:s/>5,488 <text:s/></text:p>
          </table:table-cell>
          <table:table-cell table:style-name="ce42" office:value-type="float" office:value="5308.68" calcext:value-type="float">
            <text:p><text:s/>5,30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91.1" calcext:value-type="float">
            <text:p><text:s/>7,7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.56" calcext:value-type="float">
            <text:p><text:s/>41 <text:s/></text:p>
          </table:table-cell>
          <table:table-cell table:style-name="ce42" office:value-type="float" office:value="1.56" calcext:value-type="float">
            <text:p><text:s/>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2.55" calcext:value-type="float">
            <text:p><text:s/>5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.52" calcext:value-type="float">
            <text:p><text:s/>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7.3" calcext:value-type="float">
            <text:p><text:s/>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.92" calcext:value-type="float">
            <text:p><text:s/>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" calcext:value-type="float">
            <text:p><text:s/>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300.22" calcext:value-type="float">
            <text:p><text:s/>41,300 <text:s/></text:p>
          </table:table-cell>
          <table:table-cell table:number-columns-repeated="2" table:style-name="ce42" office:value-type="float" office:value="40.56" calcext:value-type="float">
            <text:p><text:s/>4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.8" calcext:value-type="float">
            <text:p><text:s/>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300.22" calcext:value-type="float">
            <text:p><text:s/>41,300 <text:s/></text:p>
          </table:table-cell>
          <table:table-cell table:number-columns-repeated="2" table:style-name="ce42" office:value-type="float" office:value="40.56" calcext:value-type="float">
            <text:p><text:s/>4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.8" calcext:value-type="float">
            <text:p><text:s/>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40.56" calcext:value-type="float">
            <text:p>( 41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0.8" calcext:value-type="float">
            <text:p>( 4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1300.22" calcext:value-type="float">
            <text:p>( 41,30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.12" calcext:value-type="float">
            <text:p><text:s/>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53" calcext:value-type="float">
            <text:p><text:s/>1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56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2.7" calcext:value-type="float">
            <text:p><text:s/>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56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.4" calcext:value-type="float">
            <text:p><text:s/>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2.3" calcext:value-type="float">
            <text:p><text:s/>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8" table:style-name="ce45" office:value-type="float" office:value="0" calcext:value-type="float">
            <text:p/>
          </table:table-cell>
          <table:table-cell table:style-name="ce45" office:value-type="float" office:value="1.7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1" calcext:value-type="float">
            <text:p><text:s/>351 <text:s/></text:p>
          </table:table-cell>
          <table:table-cell table:style-name="ce42" office:value-type="float" office:value="111.54" calcext:value-type="float">
            <text:p><text:s/>112 <text:s/></text:p>
          </table:table-cell>
          <table:table-cell table:style-name="ce42" office:value-type="float" office:value="89.7" calcext:value-type="float">
            <text:p><text:s/>9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00.2" calcext:value-type="float">
            <text:p><text:s/>6,3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.54" calcext:value-type="float">
            <text:p><text:s/>112 <text:s/></text:p>
          </table:table-cell>
          <table:table-cell table:style-name="ce42" office:value-type="float" office:value="89.7" calcext:value-type="float">
            <text:p><text:s/>9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45.85" calcext:value-type="float">
            <text:p><text:s/>4,8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1" calcext:value-type="float">
            <text:p><text:s/>3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54.35" calcext:value-type="float">
            <text:p><text:s/>1,4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51" calcext:value-type="float">
            <text:p>( 35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.6" calcext:value-type="float">
            <text:p><text:s/>14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46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.2" calcext:value-type="float">
            <text:p><text:s/>31 <text:s/></text:p>
          </table:table-cell>
          <table:table-cell table:style-name="ce42" office:value-type="float" office:value="26.52" calcext:value-type="float">
            <text:p><text:s/>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.4" calcext:value-type="float">
            <text:p><text:s/>1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33.34" calcext:value-type="float">
            <text:p><text:s/>5,033 <text:s/></text:p>
          </table:table-cell>
          <table:table-cell table:style-name="ce42" office:value-type="float" office:value="5014.62" calcext:value-type="float">
            <text:p><text:s/>5,01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6.15" calcext:value-type="float">
            <text:p><text:s/>5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1.9" calcext:value-type="float">
            <text:p><text:s/>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72902.82" calcext:value-type="float">
            <text:p><text:s/>6,972,903 <text:s/></text:p>
          </table:table-cell>
          <table:table-cell table:style-name="ce42" office:value-type="float" office:value="6024317.52" calcext:value-type="float">
            <text:p><text:s/>6,024,318 <text:s/></text:p>
          </table:table-cell>
          <table:table-cell table:style-name="ce42" office:value-type="float" office:value="207" calcext:value-type="float">
            <text:p><text:s/>207 <text:s/></text:p>
          </table:table-cell>
          <table:table-cell table:style-name="ce42" office:value-type="float" office:value="8454.4" calcext:value-type="float">
            <text:p><text:s/>8,454 <text:s/></text:p>
          </table:table-cell>
          <table:table-cell table:style-name="ce42" office:value-type="float" office:value="333756.8" calcext:value-type="float">
            <text:p><text:s/>333,75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7" calcext:value-type="float">
            <text:p><text:s/>207 <text:s/></text:p>
          </table:table-cell>
          <table:table-cell table:style-name="ce42" office:value-type="float" office:value="8454.4" calcext:value-type="float">
            <text:p><text:s/>8,454 <text:s/></text:p>
          </table:table-cell>
          <table:table-cell table:style-name="ce42" office:value-type="float" office:value="333756.8" calcext:value-type="float">
            <text:p><text:s/>333,75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72902.82" calcext:value-type="float">
            <text:p><text:s/>6,972,903 <text:s/></text:p>
          </table:table-cell>
          <table:table-cell table:style-name="ce42" office:value-type="float" office:value="6024317.52" calcext:value-type="float">
            <text:p><text:s/>6,024,3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.26" calcext:value-type="float">
            <text:p><text:s/>13 <text:s/></text:p>
          </table:table-cell>
          <table:table-cell table:style-name="ce42" office:value-type="float" office:value="8.58" calcext:value-type="float">
            <text:p><text:s/>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.9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.26" calcext:value-type="float">
            <text:p><text:s/>13 <text:s/></text:p>
          </table:table-cell>
          <table:table-cell table:style-name="ce42" office:value-type="float" office:value="8.58" calcext:value-type="float">
            <text:p><text:s/>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.9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140.18" calcext:value-type="float">
            <text:p><text:s/>25,140 <text:s/></text:p>
          </table:table-cell>
          <table:table-cell table:style-name="ce42" office:value-type="float" office:value="20915.7" calcext:value-type="float">
            <text:p><text:s/>20,9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972" calcext:value-type="float">
            <text:p><text:s/>104,972 <text:s/></text:p>
          </table:table-cell>
          <table:table-cell table:style-name="ce42" office:value-type="float" office:value="43766.4" calcext:value-type="float">
            <text:p><text:s/>43,766 <text:s/></text:p>
          </table:table-cell>
          <table:table-cell table:style-name="ce42" office:value-type="float" office:value="22929.6" calcext:value-type="float">
            <text:p><text:s/>22,9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974.6" calcext:value-type="float">
            <text:p><text:s/>3,9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49.3" calcext:value-type="float">
            <text:p><text:s/>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.8" calcext:value-type="float">
            <text:p><text:s/>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846.12" calcext:value-type="float">
            <text:p><text:s/>24,846 <text:s/></text:p>
          </table:table-cell>
          <table:table-cell table:style-name="ce42" office:value-type="float" office:value="20751.9" calcext:value-type="float">
            <text:p><text:s/>20,7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972" calcext:value-type="float">
            <text:p><text:s/>104,972 <text:s/></text:p>
          </table:table-cell>
          <table:table-cell table:style-name="ce42" office:value-type="float" office:value="43766.4" calcext:value-type="float">
            <text:p><text:s/>43,766 <text:s/></text:p>
          </table:table-cell>
          <table:table-cell table:style-name="ce42" office:value-type="float" office:value="16892.9" calcext:value-type="float">
            <text:p><text:s/>16,89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86.26" calcext:value-type="float">
            <text:p><text:s/>286 <text:s/></text:p>
          </table:table-cell>
          <table:table-cell table:style-name="ce43" office:value-type="float" office:value="163.8" calcext:value-type="float">
            <text:p><text:s/>16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012.8" calcext:value-type="float">
            <text:p><text:s/>2,013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8" table:style-name="ce44" office:value-type="float" office:value="0" calcext:value-type="float">
            <text:p/>
          </table:table-cell>
          <table:table-cell table:style-name="ce44" office:value-type="float" office:value="536.35" calcext:value-type="float">
            <text:p><text:s/>5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22311.02" calcext:value-type="float">
            <text:p><text:s/>4,022,3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22311.02" calcext:value-type="float">
            <text:p><text:s/>4,022,3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022311.02" calcext:value-type="float">
            <text:p>( 4,022,31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03206.92" calcext:value-type="float">
            <text:p><text:s/>3,103,2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8646.72" calcext:value-type="float">
            <text:p><text:s/>218,647 <text:s/></text:p>
          </table:table-cell>
          <table:table-cell table:style-name="ce42" office:value-type="float" office:value="169722" calcext:value-type="float">
            <text:p><text:s/>169,722 <text:s/></text:p>
          </table:table-cell>
          <table:table-cell table:style-name="ce42" office:value-type="float" office:value="472735.191398162" calcext:value-type="float">
            <text:p><text:s/>472,7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49.88" calcext:value-type="float">
            <text:p><text:s/>18,150 <text:s/></text:p>
          </table:table-cell>
          <table:table-cell table:style-name="ce42" office:value-type="float" office:value="304622.1" calcext:value-type="float">
            <text:p><text:s/>304,62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540547.04" calcext:value-type="float">
            <text:p><text:s/>540,547 <text:s/></text:p>
          </table:table-cell>
          <table:table-cell table:style-name="ce42" office:value-type="float" office:value="820370.44" calcext:value-type="float">
            <text:p><text:s/>820,3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6280.96" calcext:value-type="float">
            <text:p><text:s/>116,281 <text:s/></text:p>
          </table:table-cell>
          <table:table-cell table:style-name="ce42" office:value-type="float" office:value="86951" calcext:value-type="float">
            <text:p><text:s/>86,951 <text:s/></text:p>
          </table:table-cell>
          <table:table-cell table:style-name="ce42" office:value-type="float" office:value="23394.3551602979" calcext:value-type="float">
            <text:p><text:s/>23,3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863.6" calcext:value-type="float">
            <text:p><text:s/>68,864 <text:s/></text:p>
          </table:table-cell>
          <table:table-cell table:style-name="ce42" office:value-type="float" office:value="245730.6" calcext:value-type="float">
            <text:p><text:s/>245,73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232993.2" calcext:value-type="float">
            <text:p><text:s/>232,993 <text:s/></text:p>
          </table:table-cell>
          <table:table-cell table:style-name="ce42" office:value-type="float" office:value="2810193.36" calcext:value-type="float">
            <text:p><text:s/>2,810,1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7.76" calcext:value-type="float">
            <text:p><text:s/>1,6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805076.14" calcext:value-type="float">
            <text:p><text:s/>805,076 <text:s/></text:p>
          </table:table-cell>
          <table:table-cell table:style-name="ce42" office:value-type="float" office:value="298595.2" calcext:value-type="float">
            <text:p><text:s/>298,5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254.08" calcext:value-type="float">
            <text:p><text:s/>17,254 <text:s/></text:p>
          </table:table-cell>
          <table:table-cell table:style-name="ce42" office:value-type="float" office:value="14520" calcext:value-type="float">
            <text:p><text:s/>14,520 <text:s/></text:p>
          </table:table-cell>
          <table:table-cell table:style-name="ce42" office:value-type="float" office:value="124208.67" calcext:value-type="float">
            <text:p><text:s/>124,2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7244.7" calcext:value-type="float">
            <text:p><text:s/>-7,245 <text:s/></text:p>
          </table:table-cell>
          <table:table-cell table:style-name="ce42" office:value-type="float" office:value="-67283.714" calcext:value-type="float">
            <text:p><text:s/>-67,28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578616.38" calcext:value-type="float">
            <text:p><text:s/>-1,578,616 <text:s/></text:p>
          </table:table-cell>
          <table:table-cell table:style-name="ce43" office:value-type="float" office:value="-825952.08" calcext:value-type="float">
            <text:p><text:s/>-825,95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3473.92" calcext:value-type="float">
            <text:p><text:s/>83,474 <text:s/></text:p>
          </table:table-cell>
          <table:table-cell table:style-name="ce43" office:value-type="float" office:value="68251" calcext:value-type="float">
            <text:p><text:s/>68,251 <text:s/></text:p>
          </table:table-cell>
          <table:table-cell table:style-name="ce43" office:value-type="float" office:value="325132.166237864" calcext:value-type="float">
            <text:p><text:s/>325,13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43469.02" calcext:value-type="float">
            <text:p><text:s/>-43,469 <text:s/></text:p>
          </table:table-cell>
          <table:table-cell table:style-name="ce43" office:value-type="float" office:value="126175.214" calcext:value-type="float">
            <text:p><text:s/>126,17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30552.72" calcext:value-type="float">
            <text:p><text:s/>30,553 <text:s/></text:p>
          </table:table-cell>
          <table:table-cell table:style-name="ce42" office:value-type="float" office:value="1124996.24" calcext:value-type="float">
            <text:p><text:s/>1,124,9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58.72" calcext:value-type="float">
            <text:p><text:s/>10,759 <text:s/></text:p>
          </table:table-cell>
          <table:table-cell table:style-name="ce42" office:value-type="float" office:value="4" calcext:value-type="float">
            <text:p><text:s/>4 <text:s/></text:p>
          </table:table-cell>
          <table:table-cell table:style-name="ce42" office:value-type="float" office:value="1537.16" calcext:value-type="float">
            <text:p><text:s/>1,53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2938.72" calcext:value-type="float">
            <text:p><text:s/>302,93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34193.447301173" calcext:value-type="float">
            <text:p><text:s/>334,193 <text:s/></text:p>
          </table:table-cell>
          <table:table-cell table:style-name="ce42" office:value-type="float" office:value="5948768.26864498" calcext:value-type="float">
            <text:p><text:s/>5,948,7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33785.76" calcext:value-type="float">
            <text:p><text:s/>333,786 <text:s/></text:p>
          </table:table-cell>
          <table:table-cell table:style-name="ce42" office:value-type="float" office:value="5296097.76" calcext:value-type="float">
            <text:p><text:s/>5,296,0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16.28" calcext:value-type="float">
            <text:p><text:s/>4,5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407.6873011728" calcext:value-type="float">
            <text:p><text:s/>408 <text:s/></text:p>
          </table:table-cell>
          <table:table-cell table:style-name="ce43" office:value-type="float" office:value="648154.228644978" calcext:value-type="float">
            <text:p><text:s/>648,15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371191.2" calcext:value-type="float">
            <text:p><text:s/>6,371,191 <text:s/></text:p>
          </table:table-cell>
          <table:table-cell table:style-name="ce42" office:value-type="float" office:value="14386364.76" calcext:value-type="float">
            <text:p><text:s/>14,386,3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9067.52" calcext:value-type="float">
            <text:p><text:s/>259,068 <text:s/></text:p>
          </table:table-cell>
          <table:table-cell table:style-name="ce42" office:value-type="float" office:value="804644" calcext:value-type="float">
            <text:p><text:s/>804,644 <text:s/></text:p>
          </table:table-cell>
          <table:table-cell table:style-name="ce42" office:value-type="float" office:value="249216.63" calcext:value-type="float">
            <text:p><text:s/>249,2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232.64" calcext:value-type="float">
            <text:p><text:s/>106,233 <text:s/></text:p>
          </table:table-cell>
          <table:table-cell table:style-name="ce42" office:value-type="float" office:value="1344073.619" calcext:value-type="float">
            <text:p><text:s/>1,344,07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346357.7528" calcext:value-type="float">
            <text:p><text:s/>6,346,358 <text:s/></text:p>
          </table:table-cell>
          <table:table-cell table:style-name="ce42" office:value-type="float" office:value="14386364.76" calcext:value-type="float">
            <text:p><text:s/>14,386,3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9067.52" calcext:value-type="float">
            <text:p><text:s/>259,068 <text:s/></text:p>
          </table:table-cell>
          <table:table-cell table:style-name="ce42" office:value-type="float" office:value="804644" calcext:value-type="float">
            <text:p><text:s/>804,644 <text:s/></text:p>
          </table:table-cell>
          <table:table-cell table:style-name="ce42" office:value-type="float" office:value="249216.63" calcext:value-type="float">
            <text:p><text:s/>249,2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232.64" calcext:value-type="float">
            <text:p><text:s/>106,233 <text:s/></text:p>
          </table:table-cell>
          <table:table-cell table:style-name="ce42" office:value-type="float" office:value="1315636.6406" calcext:value-type="float">
            <text:p><text:s/>1,315,63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4833.4472" calcext:value-type="float">
            <text:p><text:s/>24,83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28436.9784" calcext:value-type="float">
            <text:p><text:s/>28,4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2879.44" calcext:value-type="float">
            <text:p><text:s/>32,879 <text:s/></text:p>
          </table:table-cell>
          <table:table-cell table:style-name="ce42" office:value-type="float" office:value="523101.731863661" calcext:value-type="float">
            <text:p><text:s/>523,1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78.32" calcext:value-type="float">
            <text:p><text:s/>78 <text:s/></text:p>
          </table:table-cell>
          <table:table-cell table:style-name="ce42" office:value-type="float" office:value="51.52" calcext:value-type="float">
            <text:p><text:s/>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81.12" calcext:value-type="float">
            <text:p><text:s/>681 <text:s/></text:p>
          </table:table-cell>
          <table:table-cell table:style-name="ce42" office:value-type="float" office:value="57592" calcext:value-type="float">
            <text:p><text:s/>57,5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.52" calcext:value-type="float">
            <text:p><text:s/>1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2120" calcext:value-type="float">
            <text:p><text:s/>32,120 <text:s/></text:p>
          </table:table-cell>
          <table:table-cell table:style-name="ce42" office:value-type="float" office:value="465337.691863661" calcext:value-type="float">
            <text:p><text:s/>465,3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394949.21269883" calcext:value-type="float">
            <text:p><text:s/>4,394,949 <text:s/></text:p>
          </table:table-cell>
          <table:table-cell table:style-name="ce44" office:value-type="float" office:value="5963546.43949136" calcext:value-type="float">
            <text:p><text:s/>5,963,54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31782.72" calcext:value-type="float">
            <text:p><text:s/>331,783 <text:s/></text:p>
          </table:table-cell>
          <table:table-cell table:style-name="ce44" office:value-type="float" office:value="872891" calcext:value-type="float">
            <text:p><text:s/>872,891 <text:s/></text:p>
          </table:table-cell>
          <table:table-cell table:style-name="ce44" office:value-type="float" office:value="572811.636237864" calcext:value-type="float">
            <text:p><text:s/>572,81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2763.62" calcext:value-type="float">
            <text:p><text:s/>62,764 <text:s/></text:p>
          </table:table-cell>
          <table:table-cell table:style-name="ce44" office:value-type="float" office:value="1167310.113" calcext:value-type="float">
            <text:p><text:s/>1,167,31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394949.21269883" calcext:value-type="float">
            <text:p><text:s/>4,394,949 <text:s/></text:p>
          </table:table-cell>
          <table:table-cell table:style-name="ce44" office:value-type="float" office:value="5963546.43949136" calcext:value-type="float">
            <text:p><text:s/>5,963,546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3588.02" calcext:value-type="float">
            <text:p><text:s/>33,588 <text:s/></text:p>
          </table:table-cell>
          <table:table-cell table:style-name="ce44" office:value-type="float" office:value="12148.479" calcext:value-type="float">
            <text:p><text:s/>12,1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28497.692698827" calcext:value-type="float">
            <text:p><text:s/>228,498 <text:s/></text:p>
          </table:table-cell>
          <table:table-cell table:style-name="ce42" office:value-type="float" office:value="5447168.83949136" calcext:value-type="float">
            <text:p><text:s/>5,447,1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588.02" calcext:value-type="float">
            <text:p><text:s/>33,588 <text:s/></text:p>
          </table:table-cell>
          <table:table-cell table:style-name="ce42" office:value-type="float" office:value="12148.479" calcext:value-type="float">
            <text:p><text:s/>12,1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5510.88" calcext:value-type="float">
            <text:p><text:s/>15,511 <text:s/></text:p>
          </table:table-cell>
          <table:table-cell table:style-name="ce42" office:value-type="float" office:value="18309.84" calcext:value-type="float">
            <text:p><text:s/>18,3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9681.76" calcext:value-type="float">
            <text:p><text:s/>9,682 <text:s/></text:p>
          </table:table-cell>
          <table:table-cell table:style-name="ce42" office:value-type="float" office:value="386174.943928237" calcext:value-type="float">
            <text:p><text:s/>386,1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066.6091427488" calcext:value-type="float">
            <text:p><text:s/>3,067 <text:s/></text:p>
          </table:table-cell>
          <table:table-cell table:style-name="ce42" office:value-type="float" office:value="1190740.93384556" calcext:value-type="float">
            <text:p><text:s/>1,190,7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51.36" calcext:value-type="float">
            <text:p><text:s/>151 <text:s/></text:p>
          </table:table-cell>
          <table:table-cell table:style-name="ce42" office:value-type="float" office:value="45567.6" calcext:value-type="float">
            <text:p><text:s/>45,5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74.56" calcext:value-type="float">
            <text:p><text:s/>275 <text:s/></text:p>
          </table:table-cell>
          <table:table-cell table:style-name="ce42" office:value-type="float" office:value="9071.2" calcext:value-type="float">
            <text:p><text:s/>9,0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099.6548018456" calcext:value-type="float">
            <text:p><text:s/>1,100 <text:s/></text:p>
          </table:table-cell>
          <table:table-cell table:style-name="ce42" office:value-type="float" office:value="417258.410638035" calcext:value-type="float">
            <text:p><text:s/>417,2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552.64" calcext:value-type="float">
            <text:p><text:s/>553 <text:s/></text:p>
          </table:table-cell>
          <table:table-cell table:style-name="ce42" office:value-type="float" office:value="2532.76" calcext:value-type="float">
            <text:p><text:s/>2,5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7382.8687542328" calcext:value-type="float">
            <text:p><text:s/>77,383 <text:s/></text:p>
          </table:table-cell>
          <table:table-cell table:style-name="ce42" office:value-type="float" office:value="1435164.83565182" calcext:value-type="float">
            <text:p><text:s/>1,435,1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7307.6603180376" calcext:value-type="float">
            <text:p><text:s/>77,308 <text:s/></text:p>
          </table:table-cell>
          <table:table-cell table:style-name="ce42" office:value-type="float" office:value="1305967.42966794" calcext:value-type="float">
            <text:p><text:s/>1,305,9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8984.1203180376" calcext:value-type="float">
            <text:p>( 18,984 <text:s/>)</text:p>
          </table:table-cell>
          <table:table-cell table:style-name="ce45" office:value-type="float" office:value="1137871.67745225" calcext:value-type="float">
            <text:p>( 1,137,87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8323.54" calcext:value-type="float">
            <text:p>( 58,324 <text:s/>)</text:p>
          </table:table-cell>
          <table:table-cell table:style-name="ce45" office:value-type="float" office:value="168095.752215691" calcext:value-type="float">
            <text:p>( 168,09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942.0967031148" calcext:value-type="float">
            <text:p><text:s/>57,9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75.2084361952" calcext:value-type="float">
            <text:p><text:s/>75 <text:s/></text:p>
          </table:table-cell>
          <table:table-cell table:style-name="ce42" office:value-type="float" office:value="71255.3092807592" calcext:value-type="float">
            <text:p><text:s/>71,2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6330.72" calcext:value-type="float">
            <text:p><text:s/>6,331 <text:s/></text:p>
          </table:table-cell>
          <table:table-cell table:style-name="ce42" office:value-type="float" office:value="166224.68" calcext:value-type="float">
            <text:p><text:s/>166,2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38.8" calcext:value-type="float">
            <text:p><text:s/>339 <text:s/></text:p>
          </table:table-cell>
          <table:table-cell table:style-name="ce42" office:value-type="float" office:value="36832.2" calcext:value-type="float">
            <text:p><text:s/>36,8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319.12" calcext:value-type="float">
            <text:p><text:s/>1,319 <text:s/></text:p>
          </table:table-cell>
          <table:table-cell table:style-name="ce46" office:value-type="float" office:value="257389.32" calcext:value-type="float">
            <text:p><text:s/>257,38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0804.4" calcext:value-type="float">
            <text:p><text:s/>30,804 <text:s/></text:p>
          </table:table-cell>
          <table:table-cell table:style-name="ce42" office:value-type="float" office:value="462545.64" calcext:value-type="float">
            <text:p><text:s/>462,5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588.02" calcext:value-type="float">
            <text:p><text:s/>33,58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5872" calcext:value-type="float">
            <text:p><text:s/>25,872 <text:s/></text:p>
          </table:table-cell>
          <table:table-cell table:style-name="ce42" office:value-type="float" office:value="108170.84" calcext:value-type="float">
            <text:p><text:s/>108,1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538.02" calcext:value-type="float">
            <text:p><text:s/>31,5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4932.4" calcext:value-type="float">
            <text:p><text:s/>4,932 <text:s/></text:p>
          </table:table-cell>
          <table:table-cell table:style-name="ce42" office:value-type="float" office:value="354374.8" calcext:value-type="float">
            <text:p><text:s/>354,3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50" calcext:value-type="float">
            <text:p><text:s/>2,0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1651.2" calcext:value-type="float">
            <text:p><text:s/>11,651 <text:s/></text:p>
          </table:table-cell>
          <table:table-cell table:style-name="ce42" office:value-type="float" office:value="680122.0888" calcext:value-type="float">
            <text:p><text:s/>680,1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148.479" calcext:value-type="float">
            <text:p><text:s/>12,14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154.96" calcext:value-type="float">
            <text:p><text:s/>8,155 <text:s/></text:p>
          </table:table-cell>
          <table:table-cell table:style-name="ce42" office:value-type="float" office:value="588556.3288" calcext:value-type="float">
            <text:p><text:s/>588,5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148.479" calcext:value-type="float">
            <text:p><text:s/>12,14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3496.24" calcext:value-type="float">
            <text:p><text:s/>3,496 <text:s/></text:p>
          </table:table-cell>
          <table:table-cell table:style-name="ce42" office:value-type="float" office:value="91565.76" calcext:value-type="float">
            <text:p><text:s/>91,5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960.32" calcext:value-type="float">
            <text:p><text:s/>2,960 <text:s/></text:p>
          </table:table-cell>
          <table:table-cell table:style-name="ce42" office:value-type="float" office:value="78517.4" calcext:value-type="float">
            <text:p><text:s/>78,5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945.12" calcext:value-type="float">
            <text:p><text:s/>945 <text:s/></text:p>
          </table:table-cell>
          <table:table-cell table:style-name="ce46" office:value-type="float" office:value="12782.48" calcext:value-type="float">
            <text:p><text:s/>12,782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0586.4" calcext:value-type="float">
            <text:p><text:s/>10,586 <text:s/></text:p>
          </table:table-cell>
          <table:table-cell table:style-name="ce42" office:value-type="float" office:value="75997.5466277164" calcext:value-type="float">
            <text:p><text:s/>75,9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1154" calcext:value-type="float">
            <text:p><text:s/>11,154 <text:s/></text:p>
          </table:table-cell>
          <table:table-cell table:style-name="ce42" office:value-type="float" office:value="24232.8" calcext:value-type="float">
            <text:p><text:s/>24,2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289.2" calcext:value-type="float">
            <text:p><text:s/>1,289 <text:s/></text:p>
          </table:table-cell>
          <table:table-cell table:style-name="ce42" office:value-type="float" office:value="17968.52" calcext:value-type="float">
            <text:p><text:s/>17,9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57.2" calcext:value-type="float">
            <text:p><text:s/>57 <text:s/></text:p>
          </table:table-cell>
          <table:table-cell table:style-name="ce42" office:value-type="float" office:value="21.16" calcext:value-type="float">
            <text:p><text:s/>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3340.88" calcext:value-type="float">
            <text:p><text:s/>43,341 <text:s/></text:p>
          </table:table-cell>
          <table:table-cell table:style-name="ce42" office:value-type="float" office:value="129714.48" calcext:value-type="float">
            <text:p><text:s/>129,7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210510.16" calcext:value-type="float">
            <text:p><text:s/>3,210,510 <text:s/></text:p>
          </table:table-cell>
          <table:table-cell table:style-name="ce42" office:value-type="float" office:value="180182.92" calcext:value-type="float">
            <text:p><text:s/>180,1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2995903.68" calcext:value-type="float">
            <text:p><text:s/>2,995,90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0564.48" calcext:value-type="float">
            <text:p><text:s/>40,56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74042" calcext:value-type="float">
            <text:p><text:s/>174,042 <text:s/></text:p>
          </table:table-cell>
          <table:table-cell table:style-name="ce42" office:value-type="float" office:value="180182.92" calcext:value-type="float">
            <text:p><text:s/>180,1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576246" calcext:value-type="float">
            <text:p><text:s/>576,246 <text:s/></text:p>
          </table:table-cell>
          <table:table-cell table:style-name="ce42" office:value-type="float" office:value="78183.44" calcext:value-type="float">
            <text:p><text:s/>78,1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034.88" calcext:value-type="float">
            <text:p><text:s/>1,035 <text:s/></text:p>
          </table:table-cell>
          <table:table-cell table:style-name="ce42" office:value-type="float" office:value="462.76" calcext:value-type="float">
            <text:p><text:s/>4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575211.12" calcext:value-type="float">
            <text:p><text:s/>575,211 <text:s/></text:p>
          </table:table-cell>
          <table:table-cell table:style-name="ce43" office:value-type="float" office:value="77720.68" calcext:value-type="float">
            <text:p><text:s/>77,72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79695.36" calcext:value-type="float">
            <text:p><text:s/>379,695 <text:s/></text:p>
          </table:table-cell>
          <table:table-cell table:style-name="ce42" office:value-type="float" office:value="258011.24" calcext:value-type="float">
            <text:p><text:s/>258,0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76882.08" calcext:value-type="float">
            <text:p><text:s/>76,882 <text:s/></text:p>
          </table:table-cell>
          <table:table-cell table:style-name="ce42" office:value-type="float" office:value="115844.56" calcext:value-type="float">
            <text:p><text:s/>115,8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985.28" calcext:value-type="float">
            <text:p><text:s/>1,985 <text:s/></text:p>
          </table:table-cell>
          <table:table-cell table:style-name="ce42" office:value-type="float" office:value="1458.2" calcext:value-type="float">
            <text:p><text:s/>1,4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6115.12" calcext:value-type="float">
            <text:p><text:s/>6,11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655.6" calcext:value-type="float">
            <text:p><text:s/>65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098.24" calcext:value-type="float">
            <text:p><text:s/>1,098 <text:s/></text:p>
          </table:table-cell>
          <table:table-cell table:style-name="ce42" office:value-type="float" office:value="469.2" calcext:value-type="float">
            <text:p><text:s/>4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03461.28" calcext:value-type="float">
            <text:p><text:s/>203,461 <text:s/></text:p>
          </table:table-cell>
          <table:table-cell table:style-name="ce42" office:value-type="float" office:value="114392.8" calcext:value-type="float">
            <text:p><text:s/>114,3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89497.76" calcext:value-type="float">
            <text:p><text:s/>89,498 <text:s/></text:p>
          </table:table-cell>
          <table:table-cell table:style-name="ce43" office:value-type="float" office:value="25846.48" calcext:value-type="float">
            <text:p><text:s/>25,84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1782.72" calcext:value-type="float">
            <text:p><text:s/>331,783 <text:s/></text:p>
          </table:table-cell>
          <table:table-cell table:style-name="ce42" office:value-type="float" office:value="872891" calcext:value-type="float">
            <text:p><text:s/>872,891 <text:s/></text:p>
          </table:table-cell>
          <table:table-cell table:style-name="ce42" office:value-type="float" office:value="572811.636237864" calcext:value-type="float">
            <text:p><text:s/>572,8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175.6" calcext:value-type="float">
            <text:p><text:s/>29,176 <text:s/></text:p>
          </table:table-cell>
          <table:table-cell table:style-name="ce42" office:value-type="float" office:value="1155161.634" calcext:value-type="float">
            <text:p><text:s/>1,155,16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1782.72" calcext:value-type="float">
            <text:p><text:s/>331,783 <text:s/></text:p>
          </table:table-cell>
          <table:table-cell table:style-name="ce42" office:value-type="float" office:value="872891" calcext:value-type="float">
            <text:p><text:s/>872,891 <text:s/></text:p>
          </table:table-cell>
          <table:table-cell table:style-name="ce42" office:value-type="float" office:value="572811.636237864" calcext:value-type="float">
            <text:p><text:s/>572,8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175.6" calcext:value-type="float">
            <text:p><text:s/>29,176 <text:s/></text:p>
          </table:table-cell>
          <table:table-cell table:style-name="ce42" office:value-type="float" office:value="1155161.634" calcext:value-type="float">
            <text:p><text:s/>1,155,16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539905.97599507" calcext:value-type="float">
            <text:p><text:s/>1,539,906 <text:s/></text:p>
          </table:table-cell>
          <table:table-cell table:style-name="ce42" office:value-type="float" office:value="28525832.4728069" calcext:value-type="float">
            <text:p><text:s/>28,525,8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538121.89843507" calcext:value-type="float">
            <text:p><text:s/>1,538,122 <text:s/></text:p>
          </table:table-cell>
          <table:table-cell table:style-name="ce42" office:value-type="float" office:value="24615420.1785649" calcext:value-type="float">
            <text:p><text:s/>24,615,4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611.191233" calcext:value-type="float">
            <text:p><text:s/>11,6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784.07756" calcext:value-type="float">
            <text:p><text:s/>1,784 <text:s/></text:p>
          </table:table-cell>
          <table:table-cell table:style-name="ce42" office:value-type="float" office:value="3898801.103009" calcext:value-type="float">
            <text:p><text:s/>3,898,8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703182.4" calcext:value-type="float">
            <text:p><text:s/>703,18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11935.1795306" calcext:value-type="float">
            <text:p><text:s/>511,935 <text:s/></text:p>
          </table:table-cell>
          <table:table-cell table:number-columns-repeated="2" table:style-name="ce41" office:value-type="float" office:value="190998.624" calcext:value-type="float">
            <text:p><text:s/>190,999 <text:s/>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320936.5555306" calcext:value-type="float">
            <text:p><text:s/>320,93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597274.7" calcext:value-type="float">
            <text:p><text:s/>4,597,2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97274.7" calcext:value-type="float">
            <text:p><text:s/>4,597,2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61348.7" calcext:value-type="float">
            <text:p><text:s/>61,349 <text:s/></text:p>
          </table:table-cell>
          <table:table-cell table:style-name="ce42" office:value-type="float" office:value="115904" calcext:value-type="float">
            <text:p><text:s/>115,904 <text:s/></text:p>
          </table:table-cell>
          <table:table-cell table:style-name="ce42" office:value-type="float" office:value="-54555.3" calcext:value-type="float">
            <text:p><text:s/>-54,5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5239108.4" calcext:value-type="float">
            <text:p><text:s/>5,239,108 <text:s/></text:p>
          </table:table-cell>
          <table:table-cell table:style-name="ce43" office:value-type="float" office:value="587278.4" calcext:value-type="float">
            <text:p><text:s/>587,278 <text:s/></text:p>
          </table:table-cell>
          <table:table-cell table:style-name="ce43" office:value-type="float" office:value="4651830" calcext:value-type="float">
            <text:p><text:s/>4,651,830 <text:s/></text:p>
          </table:table-cell>
          <table:table-cell table:style-name="ce43" office:value-type="float" office:value="511935.1795306" calcext:value-type="float">
            <text:p><text:s/>511,935 <text:s/></text:p>
          </table:table-cell>
          <table:table-cell table:number-columns-repeated="2" table:style-name="ce43" office:value-type="float" office:value="190998.624" calcext:value-type="float">
            <text:p><text:s/>190,99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20936.5555306" calcext:value-type="float">
            <text:p><text:s/>320,9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4691106" calcext:value-type="float">
            <text:p><text:s/>4,691,1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91106" calcext:value-type="float">
            <text:p><text:s/>4,691,1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888629.01311982" calcext:value-type="float">
            <text:p><text:s/>2,888,629 <text:s/></text:p>
          </table:table-cell>
          <table:table-cell table:style-name="ce42" office:value-type="float" office:value="2144.274709304" calcext:value-type="float">
            <text:p><text:s/>2,144 <text:s/></text:p>
          </table:table-cell>
          <table:table-cell table:style-name="ce42" office:value-type="float" office:value="2886484.73841051" calcext:value-type="float">
            <text:p><text:s/>2,886,485 <text:s/></text:p>
          </table:table-cell>
          <table:table-cell table:style-name="ce42" office:value-type="float" office:value="310936.906610144" calcext:value-type="float">
            <text:p><text:s/>310,937 <text:s/></text:p>
          </table:table-cell>
          <table:table-cell table:number-columns-repeated="2" table:style-name="ce42" office:value-type="float" office:value="54188.6811622516" calcext:value-type="float">
            <text:p><text:s/>54,18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6748.225447892" calcext:value-type="float">
            <text:p><text:s/>256,74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829703.5" calcext:value-type="float">
            <text:p><text:s/>2,829,7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29703.5" calcext:value-type="float">
            <text:p><text:s/>2,829,7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58925.513119817" calcext:value-type="float">
            <text:p><text:s/>58,926 <text:s/></text:p>
          </table:table-cell>
          <table:table-cell table:style-name="ce43" office:value-type="float" office:value="2144.274709304" calcext:value-type="float">
            <text:p><text:s/>2,144 <text:s/></text:p>
          </table:table-cell>
          <table:table-cell table:style-name="ce43" office:value-type="float" office:value="56781.238410513" calcext:value-type="float">
            <text:p><text:s/>56,781 <text:s/></text:p>
          </table:table-cell>
          <table:table-cell table:style-name="ce43" office:value-type="float" office:value="310936.906610144" calcext:value-type="float">
            <text:p><text:s/>310,937 <text:s/></text:p>
          </table:table-cell>
          <table:table-cell table:number-columns-repeated="2" table:style-name="ce43" office:value-type="float" office:value="54188.6811622516" calcext:value-type="float">
            <text:p><text:s/>54,18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56748.225447892" calcext:value-type="float">
            <text:p><text:s/>256,74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624734.2" calcext:value-type="float">
            <text:p><text:s/>4,624,734 <text:s/></text:p>
          </table:table-cell>
          <table:table-cell table:style-name="ce42" office:value-type="float" office:value="730486.4" calcext:value-type="float">
            <text:p><text:s/>730,486 <text:s/></text:p>
          </table:table-cell>
          <table:table-cell table:style-name="ce42" office:value-type="float" office:value="3894247.8" calcext:value-type="float">
            <text:p><text:s/>3,894,2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4624734.2" calcext:value-type="float">
            <text:p><text:s/>4,624,734 <text:s/></text:p>
          </table:table-cell>
          <table:table-cell table:style-name="ce43" office:value-type="float" office:value="730486.4" calcext:value-type="float">
            <text:p><text:s/>730,486 <text:s/></text:p>
          </table:table-cell>
          <table:table-cell table:style-name="ce43" office:value-type="float" office:value="3894247.8" calcext:value-type="float">
            <text:p><text:s/>3,894,24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78127.8751845" calcext:value-type="float">
            <text:p><text:s/>678,128 <text:s/></text:p>
          </table:table-cell>
          <table:table-cell table:style-name="ce42" office:value-type="float" office:value="13531.2" calcext:value-type="float">
            <text:p><text:s/>13,531 <text:s/></text:p>
          </table:table-cell>
          <table:table-cell table:style-name="ce42" office:value-type="float" office:value="664596.6751845" calcext:value-type="float">
            <text:p><text:s/>664,5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678127.8751845" calcext:value-type="float">
            <text:p><text:s/>678,128 <text:s/></text:p>
          </table:table-cell>
          <table:table-cell table:style-name="ce42" office:value-type="float" office:value="13531.2" calcext:value-type="float">
            <text:p><text:s/>13,531 <text:s/></text:p>
          </table:table-cell>
          <table:table-cell table:style-name="ce42" office:value-type="float" office:value="664596.6751845" calcext:value-type="float">
            <text:p><text:s/>664,5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605979.71169568" calcext:value-type="float">
            <text:p><text:s/>1,605,980 <text:s/></text:p>
          </table:table-cell>
          <table:table-cell table:style-name="ce44" office:value-type="float" office:value="1302089.3252907" calcext:value-type="float">
            <text:p><text:s/>1,302,089 <text:s/></text:p>
          </table:table-cell>
          <table:table-cell table:style-name="ce44" office:value-type="float" office:value="303890.386404987" calcext:value-type="float">
            <text:p><text:s/>303,890 <text:s/></text:p>
          </table:table-cell>
          <table:table-cell table:style-name="ce44" office:value-type="float" office:value="200998.272920456" calcext:value-type="float">
            <text:p><text:s/>200,998 <text:s/></text:p>
          </table:table-cell>
          <table:table-cell table:number-columns-repeated="2" table:style-name="ce44" office:value-type="float" office:value="136809.942837748" calcext:value-type="float">
            <text:p><text:s/>136,81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64188.330082708" calcext:value-type="float">
            <text:p><text:s/>64,18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310304.51169568" calcext:value-type="float">
            <text:p><text:s/>1,310,305 <text:s/></text:p>
          </table:table-cell>
          <table:table-cell table:style-name="ce44" office:value-type="float" office:value="1006414.1252907" calcext:value-type="float">
            <text:p><text:s/>1,006,414 <text:s/></text:p>
          </table:table-cell>
          <table:table-cell table:style-name="ce44" office:value-type="float" office:value="303890.386404987" calcext:value-type="float">
            <text:p><text:s/>303,890 <text:s/></text:p>
          </table:table-cell>
          <table:table-cell table:style-name="ce44" office:value-type="float" office:value="200998.272920456" calcext:value-type="float">
            <text:p><text:s/>200,998 <text:s/></text:p>
          </table:table-cell>
          <table:table-cell table:number-columns-repeated="2" table:style-name="ce44" office:value-type="float" office:value="136809.942837748" calcext:value-type="float">
            <text:p><text:s/>136,81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64188.330082708" calcext:value-type="float">
            <text:p><text:s/>64,1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70592.346895683" calcext:value-type="float">
            <text:p><text:s/>570,592 <text:s/></text:p>
          </table:table-cell>
          <table:table-cell table:style-name="ce42" office:value-type="float" office:value="324884.260490696" calcext:value-type="float">
            <text:p><text:s/>324,884 <text:s/></text:p>
          </table:table-cell>
          <table:table-cell table:style-name="ce42" office:value-type="float" office:value="245708.086404987" calcext:value-type="float">
            <text:p><text:s/>245,708 <text:s/></text:p>
          </table:table-cell>
          <table:table-cell table:style-name="ce42" office:value-type="float" office:value="200998.272920456" calcext:value-type="float">
            <text:p><text:s/>200,998 <text:s/></text:p>
          </table:table-cell>
          <table:table-cell table:number-columns-repeated="2" table:style-name="ce42" office:value-type="float" office:value="136809.942837748" calcext:value-type="float">
            <text:p><text:s/>136,8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188.330082708" calcext:value-type="float">
            <text:p><text:s/>64,1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3054.660490696" calcext:value-type="float">
            <text:p><text:s/>13,0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3807.1" calcext:value-type="float">
            <text:p><text:s/>23,807 <text:s/></text:p>
          </table:table-cell>
          <table:table-cell table:style-name="ce42" office:value-type="float" office:value="22317.6" calcext:value-type="float">
            <text:p><text:s/>22,318 <text:s/></text:p>
          </table:table-cell>
          <table:table-cell table:style-name="ce42" office:value-type="float" office:value="1489.5" calcext:value-type="float">
            <text:p><text:s/>1,4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388.6" calcext:value-type="float">
            <text:p><text:s/>2,3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88.6" calcext:value-type="float">
            <text:p><text:s/>2,389 <text:s/></text:p>
          </table:table-cell>
          <table:table-cell table:number-columns-repeated="3" table:style-name="ce42" office:value-type="float" office:value="136809.942837748" calcext:value-type="float">
            <text:p><text:s/>136,81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2922.486404987" calcext:value-type="float">
            <text:p><text:s/>72,9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922.486404987" calcext:value-type="float">
            <text:p><text:s/>72,922 <text:s/></text:p>
          </table:table-cell>
          <table:table-cell table:style-name="ce42" office:value-type="float" office:value="8.314976544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.314976544" calcext:value-type="float">
            <text:p><text:s/>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2922.486404987" calcext:value-type="float">
            <text:p><text:s/>72,9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922.486404987" calcext:value-type="float">
            <text:p><text:s/>72,922 <text:s/></text:p>
          </table:table-cell>
          <table:table-cell table:style-name="ce42" office:value-type="float" office:value="8.314976544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.314976544" calcext:value-type="float">
            <text:p><text:s/>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.314976544" calcext:value-type="float">
            <text:p>( 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8.314976544" calcext:value-type="float">
            <text:p>( 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72922.486404987" calcext:value-type="float">
            <text:p>( 72,922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2922.486404987" calcext:value-type="float">
            <text:p>( 72,92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4890.4" calcext:value-type="float">
            <text:p><text:s/>4,8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5618.7" calcext:value-type="float">
            <text:p><text:s/>5,6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18.7" calcext:value-type="float">
            <text:p><text:s/>5,6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8734.8" calcext:value-type="float">
            <text:p><text:s/>8,735 <text:s/></text:p>
          </table:table-cell>
          <table:table-cell table:style-name="ce46" office:value-type="float" office:value="782.4" calcext:value-type="float">
            <text:p><text:s/>782 <text:s/></text:p>
          </table:table-cell>
          <table:table-cell table:style-name="ce46" office:value-type="float" office:value="7952.4" calcext:value-type="float">
            <text:p><text:s/>7,952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35400.2" calcext:value-type="float">
            <text:p><text:s/>235,400 <text:s/></text:p>
          </table:table-cell>
          <table:table-cell table:style-name="ce42" office:value-type="float" office:value="216635.2" calcext:value-type="float">
            <text:p><text:s/>216,635 <text:s/></text:p>
          </table:table-cell>
          <table:table-cell table:style-name="ce42" office:value-type="float" office:value="18765" calcext:value-type="float">
            <text:p><text:s/>18,7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35400.2" calcext:value-type="float">
            <text:p><text:s/>235,400 <text:s/></text:p>
          </table:table-cell>
          <table:table-cell table:style-name="ce42" office:value-type="float" office:value="216635.2" calcext:value-type="float">
            <text:p><text:s/>216,635 <text:s/></text:p>
          </table:table-cell>
          <table:table-cell table:style-name="ce42" office:value-type="float" office:value="18765" calcext:value-type="float">
            <text:p><text:s/>18,7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97596" calcext:value-type="float">
            <text:p>( 97,59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48699.2" calcext:value-type="float">
            <text:p>( 48,699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25366.4" calcext:value-type="float">
            <text:p><text:s/>125,3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5366.4" calcext:value-type="float">
            <text:p><text:s/>125,3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25366.4" calcext:value-type="float">
            <text:p><text:s/>125,3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5366.4" calcext:value-type="float">
            <text:p><text:s/>125,3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3595.8" calcext:value-type="float">
            <text:p><text:s/>13,596 <text:s/></text:p>
          </table:table-cell>
          <table:table-cell table:style-name="ce42" office:value-type="float" office:value="4331.2" calcext:value-type="float">
            <text:p><text:s/>4,331 <text:s/></text:p>
          </table:table-cell>
          <table:table-cell table:style-name="ce42" office:value-type="float" office:value="9264.6" calcext:value-type="float">
            <text:p><text:s/>9,2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820.8" calcext:value-type="float">
            <text:p><text:s/>1,82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60962.2" calcext:value-type="float">
            <text:p><text:s/>60,962 <text:s/></text:p>
          </table:table-cell>
          <table:table-cell table:style-name="ce42" office:value-type="float" office:value="60899.2" calcext:value-type="float">
            <text:p><text:s/>60,899 <text:s/></text:p>
          </table:table-cell>
          <table:table-cell table:style-name="ce42" office:value-type="float" office:value="63" calcext:value-type="float">
            <text:p><text:s/>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877.4" calcext:value-type="float">
            <text:p><text:s/>1,8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7.4" calcext:value-type="float">
            <text:p><text:s/>1,8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152.8" calcext:value-type="float">
            <text:p><text:s/>1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180.015106164" calcext:value-type="float">
            <text:p><text:s/>64,1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180.015106164" calcext:value-type="float">
            <text:p><text:s/>64,1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49737.7648" calcext:value-type="float">
            <text:p><text:s/>149,738 <text:s/></text:p>
          </table:table-cell>
          <table:table-cell table:style-name="ce42" office:value-type="float" office:value="110217.8648" calcext:value-type="float">
            <text:p><text:s/>110,218 <text:s/></text:p>
          </table:table-cell>
          <table:table-cell table:style-name="ce42" office:value-type="float" office:value="39519.9" calcext:value-type="float">
            <text:p><text:s/>39,5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27676.5648" calcext:value-type="float">
            <text:p><text:s/>127,677 <text:s/></text:p>
          </table:table-cell>
          <table:table-cell table:style-name="ce42" office:value-type="float" office:value="97001.8648" calcext:value-type="float">
            <text:p><text:s/>97,002 <text:s/></text:p>
          </table:table-cell>
          <table:table-cell table:style-name="ce42" office:value-type="float" office:value="30674.7" calcext:value-type="float">
            <text:p><text:s/>30,6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0097.6" calcext:value-type="float">
            <text:p><text:s/>20,098 <text:s/></text:p>
          </table:table-cell>
          <table:table-cell table:style-name="ce42" office:value-type="float" office:value="11443.2" calcext:value-type="float">
            <text:p><text:s/>11,443 <text:s/></text:p>
          </table:table-cell>
          <table:table-cell table:style-name="ce42" office:value-type="float" office:value="8654.4" calcext:value-type="float">
            <text:p><text:s/>8,6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963.6" calcext:value-type="float">
            <text:p><text:s/>1,964 <text:s/></text:p>
          </table:table-cell>
          <table:table-cell table:style-name="ce43" office:value-type="float" office:value="1772.8" calcext:value-type="float">
            <text:p><text:s/>1,773 <text:s/></text:p>
          </table:table-cell>
          <table:table-cell table:style-name="ce43" office:value-type="float" office:value="190.8" calcext:value-type="float">
            <text:p><text:s/>19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589974.4" calcext:value-type="float">
            <text:p><text:s/>589,974 <text:s/></text:p>
          </table:table-cell>
          <table:table-cell table:style-name="ce44" office:value-type="float" office:value="571312" calcext:value-type="float">
            <text:p><text:s/>571,312 <text:s/></text:p>
          </table:table-cell>
          <table:table-cell table:style-name="ce44" office:value-type="float" office:value="18662.4" calcext:value-type="float">
            <text:p><text:s/>18,66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295675.2" calcext:value-type="float">
            <text:p><text:s/>295,6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295675.2" calcext:value-type="float">
            <text:p><text:s/>295,6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4283169.333387" calcext:value-type="float">
            <text:p><text:s/>14,283,169 <text:s/></text:p>
          </table:table-cell>
          <table:table-cell table:style-name="ce42" office:value-type="float" office:value="27231.829205" calcext:value-type="float">
            <text:p><text:s/>27,232 <text:s/></text:p>
          </table:table-cell>
          <table:table-cell table:style-name="ce42" office:value-type="float" office:value="14255937.504182" calcext:value-type="float">
            <text:p><text:s/>14,255,938 <text:s/></text:p>
          </table:table-cell>
          <table:table-cell table:style-name="ce42" office:value-type="float" office:value="967638.919806" calcext:value-type="float">
            <text:p><text:s/>967,639 <text:s/></text:p>
          </table:table-cell>
          <table:table-cell table:number-columns-repeated="2" table:style-name="ce42" office:value-type="float" office:value="246761.914826" calcext:value-type="float">
            <text:p><text:s/>246,7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0877.00498" calcext:value-type="float">
            <text:p><text:s/>720,8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3929606.132" calcext:value-type="float">
            <text:p><text:s/>13,929,6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929606.132" calcext:value-type="float">
            <text:p><text:s/>13,929,6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53563.201387" calcext:value-type="float">
            <text:p><text:s/>353,563 <text:s/></text:p>
          </table:table-cell>
          <table:table-cell table:style-name="ce42" office:value-type="float" office:value="27231.829205" calcext:value-type="float">
            <text:p><text:s/>27,232 <text:s/></text:p>
          </table:table-cell>
          <table:table-cell table:style-name="ce42" office:value-type="float" office:value="326331.372182" calcext:value-type="float">
            <text:p><text:s/>326,331 <text:s/></text:p>
          </table:table-cell>
          <table:table-cell table:style-name="ce42" office:value-type="float" office:value="967638.919806" calcext:value-type="float">
            <text:p><text:s/>967,639 <text:s/></text:p>
          </table:table-cell>
          <table:table-cell table:number-columns-repeated="2" table:style-name="ce42" office:value-type="float" office:value="246761.914826" calcext:value-type="float">
            <text:p><text:s/>246,7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0877.00498" calcext:value-type="float">
            <text:p><text:s/>720,8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33359.744226" calcext:value-type="float">
            <text:p><text:s/>533,360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9596455.646756" calcext:value-type="float">
            <text:p><text:s/>9,596,4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596455.646756" calcext:value-type="float">
            <text:p><text:s/>9,596,456 <text:s/></text:p>
          </table:table-cell>
          <table:table-cell table:style-name="ce43" office:value-type="float" office:value="533359.744226" calcext:value-type="float">
            <text:p><text:s/>533,36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3414.521162232" calcext:value-type="float">
            <text:p><text:s/>13,41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596455.646756" calcext:value-type="float">
            <text:p><text:s/>9,596,456 <text:s/></text:p>
          </table:table-cell>
          <table:table-cell table:style-name="ce42" office:value-type="float" office:value="912283.312226" calcext:value-type="float">
            <text:p><text:s/>912,2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596455.646756" calcext:value-type="float">
            <text:p><text:s/>9,596,456 <text:s/></text:p>
          </table:table-cell>
          <table:table-cell table:style-name="ce42" office:value-type="float" office:value="912283.312226" calcext:value-type="float">
            <text:p><text:s/>912,2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8923.568" calcext:value-type="float">
            <text:p><text:s/>378,92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034030.867066" calcext:value-type="float">
            <text:p><text:s/>14,034,03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8923.568" calcext:value-type="float">
            <text:p><text:s/>378,92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034030.867066" calcext:value-type="float">
            <text:p><text:s/>14,034,031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39698.095466" calcext:value-type="float">
            <text:p><text:s/>1,339,69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9.063336" calcext:value-type="float">
            <text:p><text:s/>34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07.19437" calcext:value-type="float">
            <text:p><text:s/>2,80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5317.059396" calcext:value-type="float">
            <text:p><text:s/>265,31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7861.694758" calcext:value-type="float">
            <text:p><text:s/>537,86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4591.344" calcext:value-type="float">
            <text:p><text:s/>474,59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596.952616" calcext:value-type="float">
            <text:p><text:s/>21,597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7174.78699" calcext:value-type="float">
            <text:p><text:s/>37,175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27659.618597768" calcext:value-type="float">
            <text:p><text:s/>727,660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1953258.63184" calcext:value-type="float">
            <text:p><text:s/>11,953,259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1953258.63184" calcext:value-type="float">
            <text:p><text:s/>11,953,2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27166.896142" calcext:value-type="float">
            <text:p><text:s/>6,227,16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216.012446" calcext:value-type="float">
            <text:p><text:s/>27,2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2978.311154" calcext:value-type="float">
            <text:p><text:s/>262,97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33534.062928" calcext:value-type="float">
            <text:p><text:s/>733,5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652.477232" calcext:value-type="float">
            <text:p><text:s/>24,6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007.811218" calcext:value-type="float">
            <text:p><text:s/>48,0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4528.749486" calcext:value-type="float">
            <text:p><text:s/>294,52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713.78097" calcext:value-type="float">
            <text:p><text:s/>31,71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79868.555516" calcext:value-type="float">
            <text:p><text:s/>1,279,8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2990.64857" calcext:value-type="float">
            <text:p><text:s/>362,99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8298.53001" calcext:value-type="float">
            <text:p>( 8,299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36145.159872" calcext:value-type="float">
            <text:p>( 236,14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3392.315054" calcext:value-type="float">
            <text:p><text:s/>643,39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0357.813562" calcext:value-type="float">
            <text:p><text:s/>250,358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3127.77833" calcext:value-type="float">
            <text:p><text:s/>23,12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2570.777078" calcext:value-type="float">
            <text:p><text:s/>162,57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6998.098244" calcext:value-type="float">
            <text:p><text:s/>66,998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78613.795714" calcext:value-type="float">
            <text:p><text:s/>278,61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1579.126396" calcext:value-type="float">
            <text:p><text:s/>381,57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8128.90874" calcext:value-type="float">
            <text:p><text:s/>208,12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3450.217656" calcext:value-type="float">
            <text:p><text:s/>173,45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4444.522994" calcext:value-type="float">
            <text:p>( 44,445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50315.038052" calcext:value-type="float">
            <text:p>( 50,31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35269.104326" calcext:value-type="float">
            <text:p><text:s/>1,035,2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71758.47232" calcext:value-type="float">
            <text:p><text:s/>971,75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510.632006" calcext:value-type="float">
            <text:p><text:s/>63,51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8309.320576" calcext:value-type="float">
            <text:p>( 38,309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9786.020858" calcext:value-type="float">
            <text:p><text:s/>319,786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99676.978868" calcext:value-type="float">
            <text:p><text:s/>99,67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15793.74551" calcext:value-type="float">
            <text:p><text:s/>815,79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79214.856048" calcext:value-type="float">
            <text:p>( 479,21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4953.270344" calcext:value-type="float">
            <text:p><text:s/>124,95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623.254682" calcext:value-type="float">
            <text:p><text:s/>20,62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570.167198" calcext:value-type="float">
            <text:p><text:s/>49,57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6573.024186" calcext:value-type="float">
            <text:p><text:s/>126,57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659.771788" calcext:value-type="float">
            <text:p><text:s/>42,660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669.802464" calcext:value-type="float">
            <text:p><text:s/>32,67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669.802464" calcext:value-type="float">
            <text:p><text:s/>32,67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7508.056448" calcext:value-type="float">
            <text:p><text:s/>177,5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2883.479818" calcext:value-type="float">
            <text:p><text:s/>92,883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4624.57663" calcext:value-type="float">
            <text:p><text:s/>84,62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82574.79849" calcext:value-type="float">
            <text:p><text:s/>2,682,57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7471.649806" calcext:value-type="float">
            <text:p><text:s/>347,47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1880.53349" calcext:value-type="float">
            <text:p><text:s/>151,88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817.074728" calcext:value-type="float">
            <text:p><text:s/>40,81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923.348374" calcext:value-type="float">
            <text:p><text:s/>43,92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3283.111048" calcext:value-type="float">
            <text:p><text:s/>83,2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3669.21725" calcext:value-type="float">
            <text:p><text:s/>83,6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421.499644" calcext:value-type="float">
            <text:p><text:s/>28,42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5125.958964" calcext:value-type="float">
            <text:p><text:s/>435,12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0541.25884" calcext:value-type="float">
            <text:p><text:s/>320,541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147441.146346" calcext:value-type="float">
            <text:p><text:s/>1,147,441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833339.078296" calcext:value-type="float">
            <text:p><text:s/>2,833,3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6824465.26" calcext:value-type="float">
            <text:p><text:s/>36,824,465 <text:s/></text:p>
          </table:table-cell>
          <table:table-cell table:style-name="ce42" office:value-type="float" office:value="10607945.491" calcext:value-type="float">
            <text:p><text:s/>10,607,9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6824465.26" calcext:value-type="float">
            <text:p><text:s/>36,824,465 <text:s/></text:p>
          </table:table-cell>
          <table:table-cell table:style-name="ce42" office:value-type="float" office:value="10607945.491" calcext:value-type="float">
            <text:p><text:s/>10,607,9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63087.3" calcext:value-type="float">
            <text:p><text:s/>63,087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906758.2837566" calcext:value-type="float">
            <text:p><text:s/>1,906,758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004671.5993522" calcext:value-type="float">
            <text:p><text:s/>79,004,672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27135.55503034" calcext:value-type="float">
            <text:p><text:s/>2,027,136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44824.32" calcext:value-type="float">
            <text:p><text:s/>3,044,824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22523.2" calcext:value-type="float">
            <text:p><text:s/>1,522,523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1749.920919946" calcext:value-type="float">
            <text:p><text:s/>601,750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63087.3" calcext:value-type="float">
            <text:p><text:s/>63,08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3715196.8871585" calcext:value-type="float">
            <text:p><text:s/>73,715,197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41363.438" calcext:value-type="float">
            <text:p><text:s/>6,541,363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02822.266542232" calcext:value-type="float">
            <text:p><text:s/>602,822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816590.1738969" calcext:value-type="float">
            <text:p><text:s/>76,816,590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04459.023" calcext:value-type="float">
            <text:p><text:s/>4,204,459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71289.61981" calcext:value-type="float">
            <text:p><text:s/>3,371,290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844751.9" calcext:value-type="float">
            <text:p><text:s/>34,844,752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804076.0008225" calcext:value-type="float">
            <text:p><text:s/>30,804,076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136.536" calcext:value-type="float">
            <text:p><text:s/>93,137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498877.0942644" calcext:value-type="float">
            <text:p><text:s/>3,498,877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714075.654688" calcext:value-type="float">
            <text:p><text:s/>60,714,076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481275.5896728" calcext:value-type="float">
            <text:p><text:s/>55,481,276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232800.0650152" calcext:value-type="float">
            <text:p><text:s/>5,232,800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05312.35126716" calcext:value-type="float">
            <text:p><text:s/>4,605,312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8.903336" calcext:value-type="float">
            <text:p><text:s/>479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9021.7737" calcext:value-type="float">
            <text:p><text:s/>469,022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1859.8986" calcext:value-type="float">
            <text:p><text:s/>421,860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64.99437" calcext:value-type="float">
            <text:p><text:s/>3,065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39616.76289716" calcext:value-type="float">
            <text:p><text:s/>2,639,617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7906.934758" calcext:value-type="float">
            <text:p><text:s/>537,907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4591.344" calcext:value-type="float">
            <text:p><text:s/>474,591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596.952616" calcext:value-type="float">
            <text:p><text:s/>21,597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7174.78699" calcext:value-type="float">
            <text:p><text:s/>37,175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749918.942817768" calcext:value-type="float">
            <text:p><text:s/>749,919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3087.3" calcext:value-type="float">
            <text:p><text:s/>63,08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5113265.3693224" calcext:value-type="float">
            <text:p><text:s/>45,113,265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3087.3" calcext:value-type="float">
            <text:p><text:s/>63,08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7647536.7990845" calcext:value-type="float">
            <text:p><text:s/>37,647,537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57458.837761" calcext:value-type="float">
            <text:p><text:s/>17,557,459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258.681158" calcext:value-type="float">
            <text:p><text:s/>61,259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1852.687215933" calcext:value-type="float">
            <text:p><text:s/>681,853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23580.48849973" calcext:value-type="float">
            <text:p><text:s/>2,023,580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478.792859" calcext:value-type="float">
            <text:p><text:s/>70,479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945.368389" calcext:value-type="float">
            <text:p><text:s/>58,945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5467.10815027" calcext:value-type="float">
            <text:p><text:s/>1,165,467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142.812907" calcext:value-type="float">
            <text:p><text:s/>41,143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23318.64812406" calcext:value-type="float">
            <text:p><text:s/>4,123,319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19409.62895608" calcext:value-type="float">
            <text:p><text:s/>2,519,410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84306.01706283" calcext:value-type="float">
            <text:p>( 1,184,306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16556.65320525" calcext:value-type="float">
            <text:p>( 1,216,557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5142.1371395" calcext:value-type="float">
            <text:p><text:s/>1,015,142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5639.10369848" calcext:value-type="float">
            <text:p><text:s/>565,639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3127.77833" calcext:value-type="float">
            <text:p><text:s/>23,128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3721.729331" calcext:value-type="float">
            <text:p><text:s/>343,722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053.122598" calcext:value-type="float">
            <text:p><text:s/>112,053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70997.830635" calcext:value-type="float">
            <text:p><text:s/>570,998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61440.74246" calcext:value-type="float">
            <text:p><text:s/>2,761,441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17779.22588" calcext:value-type="float">
            <text:p><text:s/>1,917,779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3661.51658" calcext:value-type="float">
            <text:p><text:s/>843,662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68666.41849" calcext:value-type="float">
            <text:p>( 168,666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06179.321472" calcext:value-type="float">
            <text:p>( 106,179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21544.339289" calcext:value-type="float">
            <text:p><text:s/>3,121,544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41388.797055" calcext:value-type="float">
            <text:p><text:s/>2,941,389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0155.542234" calcext:value-type="float">
            <text:p><text:s/>180,156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8660.320576" calcext:value-type="float">
            <text:p>( 38,660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7693.380402" calcext:value-type="float">
            <text:p><text:s/>447,693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18204.086592" calcext:value-type="float">
            <text:p><text:s/>118,204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1057.387992883" calcext:value-type="float">
            <text:p><text:s/>991,057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79214.856048" calcext:value-type="float">
            <text:p>( 479,215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3957.503946" calcext:value-type="float">
            <text:p><text:s/>183,958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23.254682" calcext:value-type="float">
            <text:p><text:s/>20,623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3492.44145" calcext:value-type="float">
            <text:p><text:s/>253,492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0831.399292164" calcext:value-type="float">
            <text:p><text:s/>190,831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5797.031788" calcext:value-type="float">
            <text:p><text:s/>215,797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55215.0812665" calcext:value-type="float">
            <text:p><text:s/>10,755,215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2418.2" calcext:value-type="float">
            <text:p><text:s/>342,418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85337.6788025" calcext:value-type="float">
            <text:p><text:s/>9,985,338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234.282464" calcext:value-type="float">
            <text:p><text:s/>73,234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4224.92" calcext:value-type="float">
            <text:p><text:s/>354,225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1962.656448" calcext:value-type="float">
            <text:p><text:s/>831,963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406.279818" calcext:value-type="float">
            <text:p><text:s/>94,406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37556.37663" calcext:value-type="float">
            <text:p><text:s/>737,556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892.619" calcext:value-type="float">
            <text:p><text:s/>1,8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68719.96229" calcext:value-type="float">
            <text:p><text:s/>3,668,720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7471.649806" calcext:value-type="float">
            <text:p><text:s/>347,472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6258.33829" calcext:value-type="float">
            <text:p><text:s/>476,258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309.854728" calcext:value-type="float">
            <text:p><text:s/>44,310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038.468374" calcext:value-type="float">
            <text:p><text:s/>50,038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938.711048" calcext:value-type="float">
            <text:p><text:s/>83,939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244.45725" calcext:value-type="float">
            <text:p><text:s/>85,244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421.499644" calcext:value-type="float">
            <text:p><text:s/>28,421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5125.958964" calcext:value-type="float">
            <text:p><text:s/>435,126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892.619" calcext:value-type="float">
            <text:p><text:s/>1,8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0862.97784" calcext:value-type="float">
            <text:p><text:s/>850,863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67048.046346" calcext:value-type="float">
            <text:p><text:s/>1,267,048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1194.681" calcext:value-type="float">
            <text:p><text:s/>61,19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834180.261319" calcext:value-type="float">
            <text:p><text:s/>4,834,180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65728.57023786" calcext:value-type="float">
            <text:p><text:s/>7,465,729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65728.57023786" calcext:value-type="float">
            <text:p><text:s/>7,465,729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022311.02" calcext:value-type="float">
            <text:p>( 4,022,311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3186431.619991" calcext:value-type="float">
            <text:p><text:s/>163,186,432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218156.62" calcext:value-type="float">
            <text:p><text:s/>145,218,157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2456" calcext:value-type="float">
            <text:p><text:s/>262,456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05818.999991" calcext:value-type="float">
            <text:p><text:s/>17,705,819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